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Pictures/200000070000490D0000303FF5B7D28878ABBEB7.svm" manifest:media-type=""/>
  <manifest:file-entry manifest:full-path="Pictures/200000070000448F000029FFD98EC114D596DDAF.svm" manifest:media-type=""/>
  <manifest:file-entry manifest:full-path="Pictures/20000007000041D300003F49D6849632C87C16FC.svm" manifest:media-type=""/>
  <manifest:file-entry manifest:full-path="Pictures/20000007000097C3000043F9FCBB07E996F31DBD.svm" manifest:media-type=""/>
  <manifest:file-entry manifest:full-path="Pictures/2000000700003B6100002EE1296108FAD8795714.svm" manifest:media-type=""/>
  <manifest:file-entry manifest:full-path="Pictures/2000000700006C3500005EED174155869E4FE4D5.svm" manifest:media-type=""/>
  <manifest:file-entry manifest:full-path="Pictures/200000070000364D000026ADF1A91CE52BBE7E7B.svm" manifest:media-type=""/>
  <manifest:file-entry manifest:full-path="Pictures/200000070000361B00002581ECD7475E23ADC0E1.svm" manifest:media-type=""/>
  <manifest:file-entry manifest:full-path="Pictures/200000070000355300003107EC877189EBF2915F.svm" manifest:media-type=""/>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16" manifest:media-type=""/>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Tahoma1" svg:font-family="Tahoma"/>
    <style:font-face style:name="OpenSymbol3"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none" fo:border-bottom="none"/>
    </style:style>
    <style:style style:name="Tableau3" style:family="table">
      <style:table-properties style:width="17.013cm" fo:margin-left="0cm" fo:margin-right="-0.012cm" table:align="margins"/>
    </style:style>
    <style:style style:name="Tableau3.A" style:family="table-column">
      <style:table-column-properties style:column-width="9.684cm" style:rel-column-width="37302*"/>
    </style:style>
    <style:style style:name="Tableau3.B" style:family="table-column">
      <style:table-column-properties style:column-width="7.329cm" style:rel-column-width="28233*"/>
    </style:style>
    <style:style style:name="Tableau3.A1" style:family="table-cell">
      <style:table-cell-properties fo:padding="0.097cm" fo:border="none"/>
    </style:style>
    <style:style style:name="Tableau4" style:family="table">
      <style:table-properties style:width="9.204cm" table:align="left" style:may-break-between-rows="false"/>
    </style:style>
    <style:style style:name="Tableau4.A" style:family="table-column">
      <style:table-column-properties style:column-width="1.057cm"/>
    </style:style>
    <style:style style:name="Tableau4.B" style:family="table-column">
      <style:table-column-properties style:column-width="0.654cm"/>
    </style:style>
    <style:style style:name="Tableau4.C" style:family="table-column">
      <style:table-column-properties style:column-width="1.245cm"/>
    </style:style>
    <style:style style:name="Tableau4.F" style:family="table-column">
      <style:table-column-properties style:column-width="0.76cm"/>
    </style:style>
    <style:style style:name="Tableau4.J" style:family="table-column">
      <style:table-column-properties style:column-width="0.443cm"/>
    </style:style>
    <style:style style:name="Tableau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4.B1" style:family="table-cell" style:data-style-name="N0">
      <style:table-cell-properties style:vertical-align="middle" fo:padding="0.097cm" fo:border-left="0.05pt solid #000000" fo:border-right="none" fo:border-top="0.05pt solid #000000" fo:border-bottom="0.05pt solid #000000"/>
    </style:style>
    <style:style style:name="Tableau4.C1" style:family="table-cell">
      <style:table-cell-properties fo:padding="0.097cm" fo:border-left="none" fo:border-right="none" fo:border-top="0.05pt solid #000000" fo:border-bottom="0.05pt solid #000000"/>
    </style:style>
    <style:style style:name="Tableau4.D1" style:family="table-cell" style:data-style-name="N0">
      <style:table-cell-properties style:vertical-align="middle" fo:padding="0.097cm" fo:border-left="none" fo:border-right="none" fo:border-top="0.05pt solid #000000" fo:border-bottom="0.05pt solid #000000"/>
    </style:style>
    <style:style style:name="Tableau4.E1" style:family="table-cell">
      <style:table-cell-properties fo:padding="0.097cm" fo:border-left="none" fo:border-right="none" fo:border-top="0.05pt solid #000000" fo:border-bottom="0.05pt solid #000000"/>
    </style:style>
    <style:style style:name="Tableau4.F1" style:family="table-cell">
      <style:table-cell-properties style:vertical-align="middle" fo:padding="0.097cm" fo:border-left="none" fo:border-right="none" fo:border-top="0.05pt solid #000000" fo:border-bottom="0.05pt solid #000000"/>
    </style:style>
    <style:style style:name="Tableau4.G1" style:family="table-cell">
      <style:table-cell-properties fo:padding="0.097cm" fo:border-left="none" fo:border-right="none" fo:border-top="0.05pt solid #000000" fo:border-bottom="0.05pt solid #000000"/>
    </style:style>
    <style:style style:name="Tableau4.H1" style:family="table-cell">
      <style:table-cell-properties style:vertical-align="middle" fo:padding="0.097cm" fo:border-left="none" fo:border-right="none" fo:border-top="0.05pt solid #000000" fo:border-bottom="0.05pt solid #000000"/>
    </style:style>
    <style:style style:name="Tableau4.I1" style:family="table-cell">
      <style:table-cell-properties fo:padding="0.097cm" fo:border-left="none" fo:border-right="none" fo:border-top="0.05pt solid #000000" fo:border-bottom="0.05pt solid #000000"/>
    </style:style>
    <style:style style:name="Tableau4.J1" style:family="table-cell">
      <style:table-cell-properties style:vertical-align="middle" fo:padding="0.097cm" fo:border-left="none" fo:border-right="0.05pt solid #000000" fo:border-top="0.05pt solid #000000" fo:border-bottom="0.05pt solid #000000"/>
    </style:style>
    <style:style style:name="Tableau4.2" style:family="table-row">
      <style:table-row-properties style:row-height="1.6cm"/>
    </style:style>
    <style:style style:name="Tableau4.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style:vertical-align="middle" fo:padding="0.097cm" fo:border-left="none" fo:border-right="none" fo:border-top="none" fo:border-bottom="0.05pt solid #000000"/>
    </style:style>
    <style:style style:name="Tableau4.D2" style:family="table-cell">
      <style:table-cell-properties style:vertical-align="bottom" fo:padding="0.097cm" fo:border-left="none" fo:border-right="none" fo:border-top="none" fo:border-bottom="0.05pt solid #000000"/>
    </style:style>
    <style:style style:name="Tableau4.E2" style:family="table-cell">
      <style:table-cell-properties style:vertical-align="middle" fo:padding="0.097cm" fo:border-left="none" fo:border-right="none" fo:border-top="none" fo:border-bottom="0.05pt solid #000000"/>
    </style:style>
    <style:style style:name="Tableau4.F2" style:family="table-cell">
      <style:table-cell-properties style:vertical-align="top" fo:padding="0.097cm" fo:border-left="none" fo:border-right="none" fo:border-top="none" fo:border-bottom="0.05pt solid #000000"/>
    </style:style>
    <style:style style:name="Tableau4.G2" style:family="table-cell">
      <style:table-cell-properties style:vertical-align="middle" fo:padding="0.097cm" fo:border-left="none" fo:border-right="none" fo:border-top="none" fo:border-bottom="0.05pt solid #000000"/>
    </style:style>
    <style:style style:name="Tableau4.H2" style:family="table-cell" style:data-style-name="N0">
      <style:table-cell-properties style:vertical-align="bottom" fo:padding="0.097cm" fo:border-left="none" fo:border-right="none" fo:border-top="none" fo:border-bottom="0.05pt solid #000000"/>
    </style:style>
    <style:style style:name="Tableau4.I2" style:family="table-cell">
      <style:table-cell-properties style:vertical-align="middle" fo:padding="0.097cm" fo:border-left="none" fo:border-right="none" fo:border-top="none" fo:border-bottom="0.05pt solid #000000"/>
    </style:style>
    <style:style style:name="Tableau4.J2" style:family="table-cell">
      <style:table-cell-properties style:vertical-align="top" fo:padding="0.097cm" fo:border-left="none"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7.781cm" style:rel-column-width="29993*"/>
    </style:style>
    <style:style style:name="Tableau7.B" style:family="table-column">
      <style:table-column-properties style:column-width="9.22cm" style:rel-column-width="35542*"/>
    </style:style>
    <style:style style:name="Tableau7.A1" style:family="table-cell">
      <style:table-cell-properties fo:padding="0.097cm" fo:border="none"/>
    </style:style>
    <style:style style:name="Tableau11" style:family="table">
      <style:table-properties style:width="17.013cm" fo:margin-left="0cm" fo:margin-right="-0.012cm" table:align="margins"/>
    </style:style>
    <style:style style:name="Tableau11.A" style:family="table-column">
      <style:table-column-properties style:column-width="7.779cm" style:rel-column-width="29964*"/>
    </style:style>
    <style:style style:name="Tableau11.B" style:family="table-column">
      <style:table-column-properties style:column-width="9.234cm" style:rel-column-width="35571*"/>
    </style:style>
    <style:style style:name="Tableau11.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none" fo:border-right="none" fo:border-top="none" fo:border-bottom="0.05pt solid #000000"/>
    </style:style>
    <style:style style:name="Tableau5.B1" style:family="table-cell">
      <style:table-cell-properties fo:padding="0.097cm" fo:border-left="0.05pt solid #000000" fo:border-right="none" fo:border-top="none" fo:border-bottom="0.05pt solid #000000"/>
    </style:style>
    <style:style style:name="Tableau5.A2" style:family="table-cell">
      <style:table-cell-properties fo:padding="0.097cm" fo:border="none"/>
    </style:style>
    <style:style style:name="Tableau5.B5" style:family="table-cell">
      <style:table-cell-properties fo:padding="0.097cm" fo:border-left="0.05pt solid #000000" fo:border-right="none" fo:border-top="none" fo:border-bottom="none"/>
    </style:style>
    <style:style style:name="Tableau6" style:family="table">
      <style:table-properties style:width="8.255cm" table:align="left" style:may-break-between-rows="false"/>
    </style:style>
    <style:style style:name="Tableau6.A" style:family="table-column">
      <style:table-column-properties style:column-width="1.826cm"/>
    </style:style>
    <style:style style:name="Tableau6.B" style:family="table-column">
      <style:table-column-properties style:column-width="0.953cm"/>
    </style:style>
    <style:style style:name="Tableau6.C" style:family="table-column">
      <style:table-column-properties style:column-width="1.64cm"/>
    </style:style>
    <style:style style:name="Tableau6.D" style:family="table-column">
      <style:table-column-properties style:column-width="1.032cm"/>
    </style:style>
    <style:style style:name="Tableau6.F" style:family="table-column">
      <style:table-column-properties style:column-width="0.979cm"/>
    </style:style>
    <style:style style:name="Tableau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style:vertical-align="middle" fo:padding="0.097cm" fo:border-left="0.05pt solid #000000" fo:border-right="none" fo:border-top="0.05pt solid #000000" fo:border-bottom="0.05pt solid #000000"/>
    </style:style>
    <style:style style:name="Tableau6.C1" style:family="table-cell">
      <style:table-cell-properties fo:padding="0.097cm" fo:border-left="none" fo:border-right="none" fo:border-top="0.05pt solid #000000" fo:border-bottom="0.05pt solid #000000"/>
    </style:style>
    <style:style style:name="Tableau6.D1" style:family="table-cell">
      <style:table-cell-properties style:vertical-align="middle" fo:padding="0.097cm" fo:border-left="none" fo:border-right="none" fo:border-top="0.05pt solid #000000" fo:border-bottom="0.05pt solid #000000"/>
    </style:style>
    <style:style style:name="Tableau6.E1" style:family="table-cell">
      <style:table-cell-properties fo:padding="0.097cm" fo:border-left="none" fo:border-right="none" fo:border-top="0.05pt solid #000000" fo:border-bottom="0.05pt solid #000000"/>
    </style:style>
    <style:style style:name="Tableau6.F1" style:family="table-cell">
      <style:table-cell-properties style:vertical-align="middle" fo:padding="0.097cm" fo:border-left="none" fo:border-right="0.05pt solid #000000" fo:border-top="0.05pt solid #000000" fo:border-bottom="0.05pt solid #000000"/>
    </style:style>
    <style:style style:name="Tableau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style:vertical-align="middle" fo:padding="0.097cm" fo:border-left="none" fo:border-right="none" fo:border-top="none" fo:border-bottom="0.05pt solid #000000"/>
    </style:style>
    <style:style style:name="Tableau6.D2" style:family="table-cell" style:data-style-name="N0">
      <style:table-cell-properties fo:padding="0.097cm" fo:border-left="none" fo:border-right="none" fo:border-top="none" fo:border-bottom="0.05pt solid #000000"/>
    </style:style>
    <style:style style:name="Tableau6.E2" style:family="table-cell">
      <style:table-cell-properties style:vertical-align="middle" fo:padding="0.097cm" fo:border-left="none" fo:border-right="none" fo:border-top="none" fo:border-bottom="0.05pt solid #000000"/>
    </style:style>
    <style:style style:name="Tableau6.F2" style:family="table-cell">
      <style:table-cell-properties fo:padding="0.097cm" fo:border-left="none" fo:border-right="0.05pt solid #000000" fo:border-top="none" fo:border-bottom="0.05pt solid #000000"/>
    </style:style>
    <style:style style:name="Tableau8" style:family="table">
      <style:table-properties style:width="8.255cm" table:align="left" style:may-break-between-rows="false"/>
    </style:style>
    <style:style style:name="Tableau8.A" style:family="table-column">
      <style:table-column-properties style:column-width="1.826cm"/>
    </style:style>
    <style:style style:name="Tableau8.B" style:family="table-column">
      <style:table-column-properties style:column-width="0.953cm"/>
    </style:style>
    <style:style style:name="Tableau8.C" style:family="table-column">
      <style:table-column-properties style:column-width="1.64cm"/>
    </style:style>
    <style:style style:name="Tableau8.D" style:family="table-column">
      <style:table-column-properties style:column-width="1.032cm"/>
    </style:style>
    <style:style style:name="Tableau8.F" style:family="table-column">
      <style:table-column-properties style:column-width="0.979cm"/>
    </style:style>
    <style:style style:name="Tableau8.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style:vertical-align="middle" fo:padding="0.097cm" fo:border-left="0.05pt solid #000000" fo:border-right="none" fo:border-top="0.05pt solid #000000" fo:border-bottom="0.05pt solid #000000"/>
    </style:style>
    <style:style style:name="Tableau8.C1" style:family="table-cell">
      <style:table-cell-properties fo:padding="0.097cm" fo:border-left="none" fo:border-right="none" fo:border-top="0.05pt solid #000000" fo:border-bottom="0.05pt solid #000000"/>
    </style:style>
    <style:style style:name="Tableau8.D1" style:family="table-cell">
      <style:table-cell-properties style:vertical-align="middle" fo:padding="0.097cm" fo:border-left="none" fo:border-right="none" fo:border-top="0.05pt solid #000000" fo:border-bottom="0.05pt solid #000000"/>
    </style:style>
    <style:style style:name="Tableau8.E1" style:family="table-cell">
      <style:table-cell-properties fo:padding="0.097cm" fo:border-left="none" fo:border-right="none" fo:border-top="0.05pt solid #000000" fo:border-bottom="0.05pt solid #000000"/>
    </style:style>
    <style:style style:name="Tableau8.F1" style:family="table-cell">
      <style:table-cell-properties style:vertical-align="middle" fo:padding="0.097cm" fo:border-left="none" fo:border-right="0.05pt solid #000000" fo:border-top="0.05pt solid #000000" fo:border-bottom="0.05pt solid #000000"/>
    </style:style>
    <style:style style:name="Tableau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style:vertical-align="middle" fo:padding="0.097cm" fo:border-left="none" fo:border-right="none" fo:border-top="none" fo:border-bottom="0.05pt solid #000000"/>
    </style:style>
    <style:style style:name="Tableau8.D2" style:family="table-cell" style:data-style-name="N0">
      <style:table-cell-properties fo:padding="0.097cm" fo:border-left="none" fo:border-right="none" fo:border-top="none" fo:border-bottom="0.05pt solid #000000"/>
    </style:style>
    <style:style style:name="Tableau8.E2" style:family="table-cell">
      <style:table-cell-properties style:vertical-align="middle" fo:padding="0.097cm" fo:border-left="none" fo:border-right="none" fo:border-top="none" fo:border-bottom="0.05pt solid #000000"/>
    </style:style>
    <style:style style:name="Tableau8.F2" style:family="table-cell">
      <style:table-cell-properties fo:padding="0.097cm" fo:border-left="none" fo:border-right="0.05pt solid #000000" fo:border-top="none" fo:border-bottom="0.05pt solid #000000"/>
    </style:style>
    <style:style style:name="Tableau10" style:family="table">
      <style:table-properties style:width="8.255cm" table:align="left" style:may-break-between-rows="false"/>
    </style:style>
    <style:style style:name="Tableau10.A" style:family="table-column">
      <style:table-column-properties style:column-width="1.826cm"/>
    </style:style>
    <style:style style:name="Tableau10.B" style:family="table-column">
      <style:table-column-properties style:column-width="0.953cm"/>
    </style:style>
    <style:style style:name="Tableau10.C" style:family="table-column">
      <style:table-column-properties style:column-width="1.64cm"/>
    </style:style>
    <style:style style:name="Tableau10.D" style:family="table-column">
      <style:table-column-properties style:column-width="1.032cm"/>
    </style:style>
    <style:style style:name="Tableau10.F" style:family="table-column">
      <style:table-column-properties style:column-width="0.979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B1" style:family="table-cell">
      <style:table-cell-properties style:vertical-align="middle" fo:padding="0.097cm" fo:border-left="0.05pt solid #000000" fo:border-right="none" fo:border-top="0.05pt solid #000000" fo:border-bottom="0.05pt solid #000000"/>
    </style:style>
    <style:style style:name="Tableau10.C1" style:family="table-cell">
      <style:table-cell-properties fo:padding="0.097cm" fo:border-left="none" fo:border-right="none" fo:border-top="0.05pt solid #000000" fo:border-bottom="0.05pt solid #000000"/>
    </style:style>
    <style:style style:name="Tableau10.D1" style:family="table-cell">
      <style:table-cell-properties style:vertical-align="middle" fo:padding="0.097cm" fo:border-left="none" fo:border-right="none" fo:border-top="0.05pt solid #000000" fo:border-bottom="0.05pt solid #000000"/>
    </style:style>
    <style:style style:name="Tableau10.E1" style:family="table-cell">
      <style:table-cell-properties fo:padding="0.097cm" fo:border-left="none" fo:border-right="none" fo:border-top="0.05pt solid #000000" fo:border-bottom="0.05pt solid #000000"/>
    </style:style>
    <style:style style:name="Tableau10.F1" style:family="table-cell">
      <style:table-cell-properties style:vertical-align="middle" fo:padding="0.097cm" fo:border-left="none" fo:border-right="0.05pt solid #000000" fo:border-top="0.05pt solid #000000" fo:border-bottom="0.05pt solid #000000"/>
    </style:style>
    <style:style style:name="Tableau10.2" style:family="table-row">
      <style:table-row-properties style:row-height="1.6cm"/>
    </style:style>
    <style:style style:name="Tableau10.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10.B2" style:family="table-cell">
      <style:table-cell-properties style:vertical-align="bottom" fo:padding="0.097cm" fo:border-left="0.05pt solid #000000" fo:border-right="none" fo:border-top="none" fo:border-bottom="0.05pt solid #000000"/>
    </style:style>
    <style:style style:name="Tableau10.C2" style:family="table-cell">
      <style:table-cell-properties style:vertical-align="middle" fo:padding="0.097cm" fo:border-left="none" fo:border-right="none" fo:border-top="none" fo:border-bottom="0.05pt solid #000000"/>
    </style:style>
    <style:style style:name="Tableau10.F2" style:family="table-cell">
      <style:table-cell-properties style:vertical-align="top" fo:padding="0.097cm" fo:border-left="none" fo:border-right="0.05pt solid #000000" fo:border-top="none" fo:border-bottom="0.05pt solid #000000"/>
    </style:style>
    <style:style style:name="Tableau9" style:family="table">
      <style:table-properties style:width="8.255cm" table:align="left" style:may-break-between-rows="false"/>
    </style:style>
    <style:style style:name="Tableau9.A" style:family="table-column">
      <style:table-column-properties style:column-width="1.826cm"/>
    </style:style>
    <style:style style:name="Tableau9.B" style:family="table-column">
      <style:table-column-properties style:column-width="0.953cm"/>
    </style:style>
    <style:style style:name="Tableau9.C" style:family="table-column">
      <style:table-column-properties style:column-width="1.64cm"/>
    </style:style>
    <style:style style:name="Tableau9.D" style:family="table-column">
      <style:table-column-properties style:column-width="1.032cm"/>
    </style:style>
    <style:style style:name="Tableau9.F" style:family="table-column">
      <style:table-column-properties style:column-width="0.979cm"/>
    </style:style>
    <style:style style:name="Tableau9.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9.B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fo:padding="0.097cm" fo:border-left="none" fo:border-right="none" fo:border-top="0.05pt solid #000000" fo:border-bottom="0.05pt solid #000000"/>
    </style:style>
    <style:style style:name="Tableau9.D1" style:family="table-cell">
      <style:table-cell-properties style:vertical-align="middle" fo:padding="0.097cm" fo:border-left="none" fo:border-right="none" fo:border-top="0.05pt solid #000000" fo:border-bottom="0.05pt solid #000000"/>
    </style:style>
    <style:style style:name="Tableau9.E1" style:family="table-cell">
      <style:table-cell-properties fo:padding="0.097cm" fo:border-left="none" fo:border-right="none" fo:border-top="0.05pt solid #000000" fo:border-bottom="0.05pt solid #000000"/>
    </style:style>
    <style:style style:name="Tableau9.F1" style:family="table-cell">
      <style:table-cell-properties style:vertical-align="middle" fo:padding="0.097cm" fo:border-left="none" fo:border-right="0.05pt solid #000000" fo:border-top="0.05pt solid #000000" fo:border-bottom="0.05pt solid #000000"/>
    </style:style>
    <style:style style:name="Tableau9.2" style:family="table-row">
      <style:table-row-properties style:row-height="1.6cm"/>
    </style:style>
    <style:style style:name="Tableau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9.B2" style:family="table-cell">
      <style:table-cell-properties style:vertical-align="bottom" fo:padding="0.097cm" fo:border-left="0.05pt solid #000000" fo:border-right="none" fo:border-top="none" fo:border-bottom="0.05pt solid #000000"/>
    </style:style>
    <style:style style:name="Tableau9.C2" style:family="table-cell">
      <style:table-cell-properties style:vertical-align="middle" fo:padding="0.097cm" fo:border-left="none" fo:border-right="none" fo:border-top="none" fo:border-bottom="0.05pt solid #000000"/>
    </style:style>
    <style:style style:name="Tableau9.F2" style:family="table-cell">
      <style:table-cell-properties style:vertical-align="top" fo:padding="0.097cm" fo:border-left="none" fo:border-right="0.05pt solid #000000" fo:border-top="none" fo:border-bottom="0.05pt solid #000000"/>
    </style:style>
    <style:style style:name="Tableau12" style:family="table">
      <style:table-properties style:width="16.986cm" table:align="left" style:writing-mode="lr-tb"/>
    </style:style>
    <style:style style:name="Tableau12.A" style:family="table-column">
      <style:table-column-properties style:column-width="5.662cm"/>
    </style:style>
    <style:style style:name="Tableau12.1" style:family="table-row">
      <style:table-row-properties fo:keep-together="auto"/>
    </style:style>
    <style:style style:name="Tableau12.A1" style:family="table-cell">
      <style:table-cell-properties style:vertical-align="top" fo:background-color="#ffffff" fo:padding-left="0.071cm" fo:padding-right="0.07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ffffff" fo:padding-left="0.071cm" fo:padding-right="0.071cm" fo:padding-top="0cm" fo:padding-bottom="0cm" fo:border="0.5pt solid #000000" style:writing-mode="lr-tb">
        <style:background-image/>
      </style:table-cell-properties>
    </style:style>
    <style:style style:name="Tableau12.A3" style:family="table-cell">
      <style:table-cell-properties style:vertical-align="top" fo:background-color="#ffffff" fo:padding-left="0.071cm" fo:padding-right="0.071cm" fo:padding-top="0cm" fo:padding-bottom="0cm" fo:border-left="0.5pt solid #000000" fo:border-right="none" fo:border-top="none" fo:border-bottom="0.5pt solid #000000" style:writing-mode="lr-tb">
        <style:background-image/>
      </style:table-cell-properties>
    </style:style>
    <style:style style:name="Tableau12.C3" style:family="table-cell">
      <style:table-cell-properties style:vertical-align="top" fo:background-color="#ffffff" fo:padding-left="0.071cm" fo:padding-right="0.071cm" fo:padding-top="0cm" fo:padding-bottom="0cm" fo:border-left="0.5pt solid #000000" fo:border-right="0.5pt solid #000000" fo:border-top="none" fo:border-bottom="0.5pt solid #000000" style:writing-mode="lr-tb">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dddddd" fo:padding="0.097cm" fo:border="none">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dddddd" fo:padding="0.097cm" fo:border="none">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paragraph-properties fo:text-align="center" style:justify-single-word="false"/>
      <style:text-properties style:font-name="Times New Roman" fo:font-style="normal" style:font-style-asian="normal" style:font-style-complex="normal"/>
    </style:style>
    <style:style style:name="P7" style:family="paragraph" style:parent-style-name="Standard">
      <style:text-properties style:font-name="Times New Roman" fo:font-style="normal" style:text-underline-style="solid" style:text-underline-width="auto" style:text-underline-color="font-color" style:font-style-asian="normal" style:font-style-complex="normal"/>
    </style:style>
    <style:style style:name="P8"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loext:graphic-properties draw:fill="solid" draw:fill-color="#e6e6e6" draw:opacity="100%"/>
      <style:paragraph-properties fo:background-color="#e6e6e6"/>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loext:graphic-properties draw:fill="solid" draw:fill-color="#e6e6e6" draw:opacity="100%"/>
      <style:paragraph-properties fo:background-color="#e6e6e6"/>
      <style:text-properties style:font-name="Times New Roman"/>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loext:graphic-properties draw:fill="solid" draw:fill-color="#e6e6e6" draw:opacity="100%"/>
      <style:paragraph-properties fo:background-color="#e6e6e6"/>
      <style:text-properties style:text-underline-style="none"/>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text-properties fo:font-style="normal" style:text-underline-style="solid" style:text-underline-width="auto" style:text-underline-color="font-color" style:font-style-asian="normal" style:font-style-complex="normal"/>
    </style:style>
    <style:style style:name="P1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loext:graphic-properties draw:fill="solid" draw:fill-color="#e6e6e6" draw:opacity="100%"/>
      <style:paragraph-properties fo:text-align="center" style:justify-single-word="false" fo:background-color="#e6e6e6"/>
      <style:text-properties fo:font-style="italic" style:font-style-asian="italic" style:font-style-complex="italic"/>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text-properties style:font-name="Times"/>
    </style:style>
    <style:style style:name="P20" style:family="paragraph" style:parent-style-name="Standard">
      <loext:graphic-properties draw:fill="solid" draw:fill-color="#e6e6e6" draw:opacity="100%"/>
      <style:paragraph-properties fo:background-color="#e6e6e6"/>
    </style:style>
    <style:style style:name="P21"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fo:font-style="italic" style:font-size-asian="10pt" style:font-size-complex="10pt"/>
    </style:style>
    <style:style style:name="P24" style:family="paragraph" style:parent-style-name="Table_20_Contents">
      <style:text-properties style:font-name="Times New Roman"/>
    </style:style>
    <style:style style:name="P25" style:family="paragraph" style:parent-style-name="Table_20_Contents">
      <style:text-properties style:font-name="Times New Roman" fo:font-style="normal" style:font-style-asian="normal" style:font-style-complex="normal"/>
    </style:style>
    <style:style style:name="P26" style:family="paragraph" style:parent-style-name="Table_20_Contents">
      <style:paragraph-properties fo:text-align="center" style:justify-single-word="false"/>
      <style:text-properties style:font-name="Times New Roman"/>
    </style:style>
    <style:style style:name="P27" style:family="paragraph" style:parent-style-name="Table_20_Contents">
      <style:text-properties style:font-name="Times New Roman" style:text-underline-style="solid" style:text-underline-width="auto" style:text-underline-color="font-color"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tyle="italic"/>
    </style:style>
    <style:style style:name="P30" style:family="paragraph" style:parent-style-name="Table_20_Contents">
      <style:text-properties style:font-name="OpenSymbol1"/>
    </style:style>
    <style:style style:name="P31" style:family="paragraph" style:parent-style-name="Table_20_Contents">
      <style:text-properties style:font-name="Times"/>
    </style:style>
    <style:style style:name="P32" style:family="paragraph" style:parent-style-name="Table_20_Heading">
      <style:paragraph-properties fo:text-align="center" style:justify-single-word="false"/>
      <style:text-properties fo:font-style="italic" fo:font-weight="normal"/>
    </style:style>
    <style:style style:name="P33" style:family="paragraph" style:parent-style-name="Table_20_Heading">
      <style:paragraph-properties fo:text-align="center" style:justify-single-word="false"/>
      <style:text-properties fo:font-style="normal" fo:font-weight="normal"/>
    </style:style>
    <style:style style:name="P34"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35" style:family="paragraph" style:parent-style-name="Standard">
      <style:paragraph-properties fo:break-before="page"/>
      <style:text-properties style:font-name="Times New Roman" style:text-underline-style="solid" style:text-underline-width="auto" style:text-underline-color="font-color" fo:font-weight="bold" style:font-weight-asian="bold" style:font-weight-complex="bold"/>
    </style:style>
    <style:style style:name="P36" style:family="paragraph" style:parent-style-name="Table">
      <style:paragraph-properties style:snap-to-layout-grid="false"/>
      <style:text-properties fo:font-size="10pt" fo:font-weight="bold" style:font-size-asian="10pt" style:font-weight-asian="bold" style:font-size-complex="10pt"/>
    </style:style>
    <style:style style:name="P37" style:family="paragraph" style:parent-style-name="Table">
      <style:text-properties fo:font-size="10pt" style:font-size-asian="10pt" style:font-size-complex="10pt"/>
    </style:style>
    <style:style style:name="P38" style:family="paragraph" style:parent-style-name="Table">
      <style:paragraph-properties style:snap-to-layout-grid="false"/>
      <style:text-properties fo:font-size="10pt" style:font-size-asian="10pt" style:font-size-complex="10pt"/>
    </style:style>
    <style:style style:name="P39" style:family="paragraph" style:parent-style-name="Standard" style:list-style-name="L1">
      <loext:graphic-properties draw:fill="solid" draw:fill-color="#e6e6e6" draw:opacity="100%"/>
      <style:paragraph-properties fo:background-color="#e6e6e6"/>
    </style:style>
    <style:style style:name="P40" style:family="paragraph" style:parent-style-name="Standard" style:list-style-name="L1">
      <loext:graphic-properties draw:fill="none" draw:fill-color="#ffffff" draw:opacity="100%"/>
      <style:paragraph-properties fo:background-color="transparent"/>
      <style:text-properties officeooo:paragraph-rsid="000ad152"/>
    </style:style>
    <style:style style:name="P41" style:family="paragraph" style:parent-style-name="Standard" style:list-style-name="L1">
      <loext:graphic-properties draw:fill="solid" draw:fill-color="#e6e6e6" draw:opacity="100%"/>
      <style:paragraph-properties fo:background-color="#e6e6e6"/>
      <style:text-properties style:font-name="Times New Roman"/>
    </style:style>
    <style:style style:name="P42" style:family="paragraph" style:parent-style-name="Standard" style:list-style-name="L1">
      <loext:graphic-properties draw:fill="none" draw:fill-color="#ffffff" draw:opacity="100%"/>
      <style:paragraph-properties fo:background-color="transparent"/>
      <style:text-properties style:font-name="Times New Roman" officeooo:paragraph-rsid="000ad152"/>
    </style:style>
    <style:style style:name="P43" style:family="paragraph" style:parent-style-name="Standard" style:list-style-name="L4">
      <style:text-properties style:font-name="Times New Roman"/>
    </style:style>
    <style:style style:name="P44" style:family="paragraph" style:parent-style-name="Standard">
      <style:text-properties style:font-name="Times New Roman" fo:font-style="normal" style:font-style-asian="normal" style:font-style-complex="normal"/>
    </style:style>
    <style:style style:name="P45" style:family="paragraph" style:parent-style-name="Standard" style:list-style-name="L5">
      <loext:graphic-properties draw:fill="none" draw:fill-color="#ffffff" draw:opacity="100%"/>
      <style:paragraph-properties fo:background-color="transparent"/>
      <style:text-properties style:font-name="Times New Roman" fo:font-style="normal" officeooo:paragraph-rsid="000c4e64" style:font-style-asian="normal" style:font-style-complex="normal"/>
    </style:style>
    <style:style style:name="P46" style:family="paragraph" style:parent-style-name="Standard" style:list-style-name="L6">
      <loext:graphic-properties draw:fill="solid" draw:fill-color="#e6e6e6" draw:opacity="100%"/>
      <style:paragraph-properties fo:background-color="#e6e6e6"/>
      <style:text-properties style:font-name="Times New Roman" fo:font-style="normal" style:font-style-asian="normal" style:font-style-complex="normal"/>
    </style:style>
    <style:style style:name="P47" style:family="paragraph" style:parent-style-name="Standard" style:list-style-name="L6">
      <loext:graphic-properties draw:fill="none" draw:fill-color="#ffffff" draw:opacity="100%"/>
      <style:paragraph-properties fo:background-color="transparent"/>
      <style:text-properties style:font-name="Times New Roman" fo:font-style="normal" officeooo:paragraph-rsid="000c4e64" style:font-style-asian="normal" style:font-style-complex="normal"/>
    </style:style>
    <style:style style:name="P48" style:family="paragraph" style:parent-style-name="Standard">
      <loext:graphic-properties draw:fill="none" draw:fill-color="#ffffff" draw:opacity="100%"/>
      <style:paragraph-properties fo:background-color="transparent"/>
      <style:text-properties style:font-name="Times New Roman" fo:font-style="normal" style:text-underline-style="solid" style:text-underline-width="auto" style:text-underline-color="font-color" fo:font-weight="bold" officeooo:paragraph-rsid="000c4e64" style:font-style-asian="normal" style:font-weight-asian="bold" style:font-style-complex="normal" style:font-weight-complex="bold"/>
    </style:style>
    <style:style style:name="P49" style:family="paragraph" style:parent-style-name="Standard">
      <loext:graphic-properties draw:fill="solid" draw:fill-color="#e6e6e6" draw:opacity="100%"/>
      <style:paragraph-properties fo:background-color="#e6e6e6"/>
      <style:text-properties style:font-name="Times New Roman" style:text-underline-style="solid" style:text-underline-width="auto" style:text-underline-color="font-color" fo:font-weight="bold" style:font-weight-asian="bold" style:font-weight-complex="bold"/>
    </style:style>
    <style:style style:name="P50" style:family="paragraph" style:parent-style-name="Standard">
      <loext:graphic-properties draw:fill="none" draw:fill-color="#ffffff" draw:opacity="100%"/>
      <style:paragraph-properties fo:background-color="transparent"/>
      <style:text-properties style:font-name="Times New Roman" style:text-underline-style="solid" style:text-underline-width="auto" style:text-underline-color="font-color" fo:font-weight="bold" officeooo:paragraph-rsid="000ad152" style:font-weight-asian="bold" style:font-weight-complex="bold"/>
    </style:style>
    <style:style style:name="P51" style:family="paragraph" style:parent-style-name="Standard">
      <loext:graphic-properties draw:fill="none" draw:fill-color="#ffffff" draw:opacity="100%"/>
      <style:paragraph-properties fo:background-color="transparent"/>
      <style:text-properties style:font-name="Times New Roman" style:text-underline-style="solid" style:text-underline-width="auto" style:text-underline-color="font-color" fo:font-weight="bold" officeooo:paragraph-rsid="000c4e64" style:font-weight-asian="bold" style:font-weight-complex="bold"/>
    </style:style>
    <style:style style:name="P52" style:family="paragraph" style:parent-style-name="Standard">
      <loext:graphic-properties draw:fill="none" draw:fill-color="#ffffff" draw:opacity="100%"/>
      <style:paragraph-properties fo:background-color="transparent"/>
      <style:text-properties style:font-name="Times New Roman" officeooo:paragraph-rsid="000ad152"/>
    </style:style>
    <style:style style:name="P53" style:family="paragraph" style:parent-style-name="Standard">
      <style:text-properties style:text-underline-style="none"/>
    </style:style>
    <style:style style:name="P54" style:family="paragraph" style:parent-style-name="Standard" style:list-style-name="L2">
      <style:text-properties style:text-underline-style="none"/>
    </style:style>
    <style:style style:name="P55" style:family="paragraph" style:parent-style-name="Standard" style:list-style-name="L2">
      <loext:graphic-properties draw:fill="solid" draw:fill-color="#e6e6e6" draw:opacity="100%"/>
      <style:paragraph-properties fo:background-color="#e6e6e6"/>
      <style:text-properties style:text-underline-style="none"/>
    </style:style>
    <style:style style:name="P56" style:family="paragraph" style:parent-style-name="Standard" style:list-style-name="L2">
      <loext:graphic-properties draw:fill="none" draw:fill-color="#ffffff" draw:opacity="100%"/>
      <style:paragraph-properties fo:background-color="transparent"/>
      <style:text-properties style:text-underline-style="none" officeooo:paragraph-rsid="000ad152"/>
    </style:style>
    <style:style style:name="P57" style:family="paragraph" style:parent-style-name="Standard" style:list-style-name="L2">
      <loext:graphic-properties draw:fill="solid" draw:fill-color="#e6e6e6" draw:opacity="100%"/>
      <style:paragraph-properties fo:text-align="center" style:justify-single-word="false" fo:background-color="#e6e6e6"/>
      <style:text-properties style:text-underline-style="none"/>
    </style:style>
    <style:style style:name="P58" style:family="paragraph" style:parent-style-name="Standard" style:list-style-name="L2">
      <loext:graphic-properties draw:fill="none" draw:fill-color="#ffffff" draw:opacity="100%"/>
      <style:paragraph-properties fo:text-align="center" style:justify-single-word="false" fo:background-color="transparent"/>
      <style:text-properties style:text-underline-style="none" officeooo:paragraph-rsid="000ad152"/>
    </style:style>
    <style:style style:name="P59" style:family="paragraph" style:parent-style-name="Standard">
      <loext:graphic-properties draw:fill="none" draw:fill-color="#ffffff" draw:opacity="100%"/>
      <style:paragraph-properties fo:background-color="transparent"/>
      <style:text-properties style:text-underline-style="none" officeooo:paragraph-rsid="000ad152"/>
    </style:style>
    <style:style style:name="P60" style:family="paragraph" style:parent-style-name="Standard" style:list-style-name="L2">
      <style:text-properties fo:font-style="normal" style:text-underline-style="none" style:font-style-asian="normal" style:font-style-complex="normal"/>
    </style:style>
    <style:style style:name="P61" style:family="paragraph" style:parent-style-name="Standard" style:list-style-name="L4"/>
    <style:style style:name="P62" style:family="paragraph" style:parent-style-name="Standard">
      <loext:graphic-properties draw:fill="none" draw:fill-color="#ffffff" draw:opacity="100%"/>
      <style:paragraph-properties fo:background-color="transparent"/>
      <style:text-properties style:text-underline-style="solid" style:text-underline-width="auto" style:text-underline-color="font-color" fo:font-weight="bold" officeooo:paragraph-rsid="000ad152" style:font-weight-asian="bold" style:font-weight-complex="bold"/>
    </style:style>
    <style:style style:name="P63" style:family="paragraph" style:parent-style-name="Standard">
      <loext:graphic-properties draw:fill="none" draw:fill-color="#ffffff" draw:opacity="100%"/>
      <style:paragraph-properties fo:text-align="center" style:justify-single-word="false" fo:background-color="transparent"/>
      <style:text-properties fo:font-style="italic" officeooo:paragraph-rsid="000c4e64" style:font-style-asian="italic" style:font-style-complex="italic"/>
    </style:style>
    <style:style style:name="P64" style:family="paragraph" style:parent-style-name="Standard">
      <loext:graphic-properties draw:fill="solid" draw:fill-color="#e6e6e6" draw:opacity="100%"/>
      <style:paragraph-properties fo:background-color="#e6e6e6"/>
      <style:text-properties style:use-window-font-color="true" style:font-name="Times New Roman" style:text-underline-style="solid" style:text-underline-width="auto" style:text-underline-color="font-color" fo:font-weight="bold" fo:background-color="transparent" style:font-weight-asian="bold" style:font-weight-complex="bold"/>
    </style:style>
    <style:style style:name="P65" style:family="paragraph" style:parent-style-name="Standard">
      <loext:graphic-properties draw:fill="none" draw:fill-color="#ffffff" draw:opacity="100%"/>
      <style:paragraph-properties fo:background-color="transparent"/>
      <style:text-properties style:use-window-font-color="true" style:font-name="Times New Roman" style:text-underline-style="solid" style:text-underline-width="auto" style:text-underline-color="font-color" fo:font-weight="bold" officeooo:paragraph-rsid="000c4e64" fo:background-color="transparent" style:font-weight-asian="bold" style:font-weight-complex="bold"/>
    </style:style>
    <style:style style:name="P66" style:family="paragraph" style:parent-style-name="Standard">
      <loext:graphic-properties draw:fill="none" draw:fill-color="#ffffff" draw:opacity="100%"/>
      <style:paragraph-properties fo:background-color="transparent"/>
      <style:text-properties style:use-window-font-color="true" style:font-name="Times" style:text-underline-style="none" officeooo:paragraph-rsid="000c4e64" fo:background-color="transparent"/>
    </style:style>
    <style:style style:name="P67" style:family="paragraph" style:parent-style-name="Standard">
      <style:text-properties style:font-name="Times"/>
    </style:style>
    <style:style style:name="P68" style:family="paragraph" style:parent-style-name="Standard">
      <style:text-properties style:font-name="Times" officeooo:rsid="000ad152" fo:background-color="#dddddd"/>
    </style:style>
    <style:style style:name="P69" style:family="paragraph" style:parent-style-name="Standard">
      <style:text-properties style:font-name="Times" officeooo:rsid="000ad152" officeooo:paragraph-rsid="000ad152" fo:background-color="#dddddd"/>
    </style:style>
    <style:style style:name="P70" style:family="paragraph" style:parent-style-name="Standard">
      <style:text-properties style:font-name="Times" style:text-underline-style="none"/>
    </style:style>
    <style:style style:name="P71" style:family="paragraph" style:parent-style-name="Standard">
      <loext:graphic-properties draw:fill="none" draw:fill-color="#ffffff" draw:opacity="100%"/>
      <style:paragraph-properties fo:background-color="transparent"/>
      <style:text-properties style:font-name="Times" style:text-underline-style="none" officeooo:paragraph-rsid="000c4e64"/>
    </style:style>
    <style:style style:name="P72" style:family="paragraph" style:parent-style-name="Standard">
      <loext:graphic-properties draw:fill="solid" draw:fill-color="#e6e6e6" draw:opacity="100%"/>
      <style:paragraph-properties fo:background-color="#e6e6e6"/>
      <style:text-properties officeooo:paragraph-rsid="000ad152" fo:background-color="transparent"/>
    </style:style>
    <style:style style:name="P73" style:family="paragraph" style:parent-style-name="Standard">
      <loext:graphic-properties draw:fill="none" draw:fill-color="#ffffff" draw:opacity="100%"/>
      <style:paragraph-properties fo:background-color="transparent"/>
      <style:text-properties officeooo:paragraph-rsid="000c4e64"/>
    </style:style>
    <style:style style:name="P74" style:family="paragraph" style:parent-style-name="Text_20_body">
      <style:text-properties fo:font-style="italic" style:text-underline-style="none" style:font-style-asian="italic" style:font-style-complex="italic"/>
    </style:style>
    <style:style style:name="P75" style:family="paragraph" style:parent-style-name="Text_20_body">
      <style:text-properties style:font-name="Times New Roman"/>
    </style:style>
    <style:style style:name="P76" style:family="paragraph" style:parent-style-name="Text_20_body">
      <style:text-properties style:font-name="Times New Roman" fo:font-style="normal" style:font-style-asian="normal" style:font-style-complex="normal"/>
    </style:style>
    <style:style style:name="P77" style:family="paragraph" style:parent-style-name="Heading_20_2">
      <style:text-properties style:text-underline-style="solid" style:text-underline-width="auto" style:text-underline-color="font-color"/>
    </style:style>
    <style:style style:name="P78" style:family="paragraph" style:parent-style-name="Heading_20_2">
      <style:paragraph-properties fo:break-before="page"/>
      <style:text-properties style:text-underline-style="solid" style:text-underline-width="auto" style:text-underline-color="font-color"/>
    </style:style>
    <style:style style:name="P79" style:family="paragraph" style:parent-style-name="Table_20_Contents" style:list-style-name="L3"/>
    <style:style style:name="P80" style:family="paragraph" style:parent-style-name="Table_20_Contents">
      <style:text-properties style:font-name="Times" fo:font-size="6pt" style:font-size-asian="5.25pt" style:font-size-complex="6pt"/>
    </style:style>
    <style:style style:name="P81" style:family="paragraph" style:parent-style-name="Heading_20_1">
      <style:text-properties style:text-underline-style="solid" style:text-underline-width="auto" style:text-underline-color="font-color"/>
    </style:style>
    <style:style style:name="P82" style:family="paragraph" style:parent-style-name="Heading_20_1" style:list-style-name=""/>
    <style:style style:name="P83" style:family="paragraph" style:parent-style-name="Heading_20_1" style:list-style-name="">
      <style:text-properties style:font-name="Times New Roman" style:text-underline-style="solid" style:text-underline-width="auto" style:text-underline-color="font-color"/>
    </style:style>
    <style:style style:name="P84" style:family="paragraph" style:parent-style-name="Heading_20_1" style:list-style-name="">
      <style:text-properties style:font-name="Times New Roman" fo:font-style="normal" style:text-underline-style="solid" style:text-underline-width="auto" style:text-underline-color="font-color" style:font-style-asian="normal" style:font-style-complex="normal"/>
    </style:style>
    <style:style style:name="P85" style:family="paragraph">
      <loext:graphic-properties draw:fill-color="#000000"/>
      <style:paragraph-properties fo:text-align="center"/>
    </style:style>
    <style:style style:name="P86" style:family="paragraph">
      <style:paragraph-properties fo:text-align="center"/>
    </style:style>
    <style:style style:name="T1" style:family="text">
      <style:text-properties style:font-name="OpenSymbol3" fo:font-style="normal" style:font-style-asian="normal" style:font-style-complex="normal"/>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font-weight="bold" style:font-weight-asian="bold" style:font-weight-complex="bold"/>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fo:font-weight="bold" style:font-style-asian="normal" style:font-weight-asian="bold" style:font-style-complex="normal" style:font-weight-complex="bold"/>
    </style:style>
    <style:style style:name="T7" style:family="text">
      <style:text-properties style:font-name="Times New Roman" style:text-underline-style="solid" style:text-underline-width="auto" style:text-underline-color="font-color"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font-name="OpenSymbol1"/>
    </style:style>
    <style:style style:name="T14" style:family="text">
      <style:text-properties style:font-name="OpenSymbol1" style:text-underline-style="none"/>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position="sub 58%" style:font-name="Times New Roman" fo:font-style="italic" style:font-style-asian="italic" style:font-style-complex="itali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099d03"/>
    </style:style>
    <style:style style:name="T20" style:family="text">
      <style:text-properties style:use-window-font-color="true" style:font-name="Times New Roman" fo:font-style="normal" style:text-underline-style="none" style:font-style-asian="normal" style:font-style-complex="normal"/>
    </style:style>
    <style:style style:name="T21" style:family="text">
      <style:text-properties style:use-window-font-color="true" style:font-name="Times New Roman"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background" style:vertical-pos="middle" style:vertical-rel="baseline"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1">Chapitre <text:span text:style-name="T19">5</text:span></text:p>
            <text:p text:style-name="P34">Fonctions : variations</text:p>
          </table:table-cell>
        </table:table-row>
      </table:table>
      <text:p text:style-name="P2"/>
      <text:h text:style-name="P81" text:outline-level="1">Extremums et variations</text:h>
      <text:h text:style-name="P77" text:outline-level="2">Notions d'extremums</text:h>
      <table:table table:name="Tableau13" table:style-name="Tableau13">
        <table:table-column table:style-name="Tableau13.A"/>
        <table:table-row>
          <table:table-cell table:style-name="Tableau13.A1" office:value-type="string">
            <text:p text:style-name="P50">Définitions :</text:p>
            <text:p text:style-name="P52">Soit <text:span text:style-name="T9">f </text:span>une fonction</text:p>
            <text:list xml:id="list2296923974916274284" text:style-name="L1">
              <text:list-item>
                <text:p text:style-name="P42">Le <text:span text:style-name="T12">maximum</text:span> M de <text:span text:style-name="T9">f</text:span> sur un intervalle I est la plus grande valeur prise par <text:span text:style-name="T9">f(x)</text:span> lorsque <text:span text:style-name="T9">x</text:span> parcourt cet intervalle.</text:p>
                <text:p text:style-name="P40"><text:span text:style-name="T2">On a alors pour tout </text:span><text:span text:style-name="T3">x </text:span><text:span text:style-name="T1">∈</text:span><text:span text:style-name="T9"> I</text:span>, <draw:frame draw:style-name="fr3" draw:name="Objet1" text:anchor-type="as-char" svg:width="1.819cm" svg:height="0.483cm" draw:z-index="35"><draw:object xlink:href="./Object 1" xlink:type="simple" xlink:show="embed" xlink:actuate="onLoad"/><draw:image xlink:href="./ObjectReplacements/Object 1" xlink:type="simple" xlink:show="embed" xlink:actuate="onLoad"/><svg:desc>formule</svg:desc></draw:frame></text:p>
              </text:list-item>
              <text:list-item>
                <text:p text:style-name="P40">Le <text:span text:style-name="T12">minimum</text:span> m de <text:span text:style-name="T2"><text:s/></text:span><text:span text:style-name="T3">f</text:span><text:span text:style-name="T2"> sur un intervalle I est la plus petite valeur prise par </text:span><text:span text:style-name="T3">f(x)</text:span><text:span text:style-name="T2"> lorsque </text:span><text:span text:style-name="T3">x</text:span><text:span text:style-name="T2"> parcourt cet intervalle.</text:span></text:p>
                <text:p text:style-name="P40"><text:span text:style-name="T2">On a alors pour tout </text:span><text:span text:style-name="T3">x </text:span><text:span text:style-name="T1">∈</text:span><text:span text:style-name="T9"> I</text:span>, <draw:frame draw:style-name="fr3" draw:name="Objet2" text:anchor-type="as-char" svg:width="1.766cm" svg:height="0.483cm" draw:z-index="36"><draw:object xlink:href="./Object 2" xlink:type="simple" xlink:show="embed" xlink:actuate="onLoad"/><draw:image xlink:href="./ObjectReplacements/Object 2" xlink:type="simple" xlink:show="embed" xlink:actuate="onLoad"/><svg:desc>formule</svg:desc></draw:frame></text:p>
              </text:list-item>
              <text:list-item>
                <text:p text:style-name="P40">Un <text:span text:style-name="T12">extremum</text:span> est un maximum ou un <text:s/>minimum.</text:p>
              </text:list-item>
            </text:list>
          </table:table-cell>
        </table:table-row>
      </table:table>
      <text:p text:style-name="Standard"><text:span text:style-name="T18"/></text:p>
      <text:p text:style-name="Standard"><text:span text:style-name="T18">Exemple :</text:span></text:p>
      <text:p text:style-name="Standard">Les extremums de la fonction <text:span text:style-name="T9">f</text:span> « correspondent » aux points A et D.</text:p>
      <text:p text:style-name="Standard">Le maximum vaut 4 et est atteint lorsque <text:span text:style-name="T9">x = </text:span><text:span text:style-name="T11">-3.</text:span></text:p>
      <text:p text:style-name="Standard">Le minimum vaut -1 et est atteint lorsque <text:span text:style-name="T9">x =</text:span><text:span text:style-name="T11"> 2.</text:span></text:p>
      <text:p text:style-name="Standard">Sur l'intervalle [-1 ; 1], le minimum vaut 1 et est atteint pour <text:span text:style-name="T9">x =</text:span><text:span text:style-name="T11"> -1</text:span> ; le maximum vaut 2,5 et est atteint pour <text:span text:style-name="T9">x = </text:span><text:span text:style-name="T11">0,5</text:span>.</text:p>
      <text:p text:style-name="Standard"><draw:frame draw:style-name="fr1" draw:name="images1" text:anchor-type="paragraph" svg:x="2.477cm" svg:y="0.254cm" svg:width="11.628cm" svg:height="10.199cm" draw:z-index="0"><draw:image xlink:href="Pictures/2000000700006C3500005EED174155869E4FE4D5.svm" xlink:type="simple" xlink:show="embed" xlink:actuate="onLoad"/></draw:frame></text:p>
      <text:h text:style-name="P77" text:outline-level="2"><text:soft-page-break/>Sens de variation</text:h>
      <table:table table:name="Tableau14" table:style-name="Tableau14">
        <table:table-column table:style-name="Tableau14.A"/>
        <table:table-row>
          <table:table-cell table:style-name="Tableau14.A1" office:value-type="string">
            <text:p text:style-name="P62">Définitions :</text:p>
            <text:p text:style-name="P59"><text:span text:style-name="T9">f</text:span> est une fonction et I un intervalle contenu dans son ensemble de définition.</text:p>
            <text:list xml:id="list3459367532097023231" text:style-name="L2">
              <text:list-item>
                <text:p text:style-name="P56"><text:span text:style-name="T9">f</text:span> est <text:span text:style-name="T12">strictement croissante</text:span> sur l'intervalle I si pour tous nombres <text:span text:style-name="T9">u</text:span> et <text:span text:style-name="T9">v</text:span> de l'intervalle I :</text:p>
                <text:p text:style-name="P58">si <text:span text:style-name="T9">u </text:span>&lt; <text:span text:style-name="T9">v</text:span> alors <text:span text:style-name="T9">f(u) </text:span>&lt; <text:span text:style-name="T9">f(v).</text:span></text:p>
              </text:list-item>
              <text:list-item>
                <text:p text:style-name="P56"><text:span text:style-name="T9">f</text:span> est <text:span text:style-name="T12">strictement décroissante</text:span> sur l'intervalle I si pour tous nombres <text:span text:style-name="T9">u</text:span> et <text:span text:style-name="T9">v</text:span> de l'intervalle I :</text:p>
                <text:p text:style-name="P58"><text:span text:style-name="T9">si u &lt; v </text:span><text:span text:style-name="T11">alors</text:span><text:span text:style-name="T9"> f(u) &gt; f(v).</text:span></text:p>
              </text:list-item>
            </text:list>
          </table:table-cell>
        </table:table-row>
      </table:table>
      <text:p text:style-name="P74"/>
      <text:p text:style-name="P16">Remarques :</text:p>
      <text:list xml:id="list202442475874903" text:continue-numbering="true" text:style-name="L2">
        <text:list-item>
          <text:p text:style-name="P54"><text:span text:style-name="T9">f</text:span> est<text:span text:style-name="T12"> croissante</text:span> sur l'intervalle I si pour tous nombres <text:span text:style-name="T9">u</text:span> et <text:span text:style-name="T9">v</text:span> de l'intervalle I :</text:p>
          <text:list>
            <text:list-item>
              <text:list>
                <text:list-item>
                  <text:list>
                    <text:list-item>
                      <text:list>
                        <text:list-header>
                          <text:p text:style-name="P60">si <text:span text:style-name="T9">u</text:span>&lt;<text:span text:style-name="T9">v</text:span> alors <draw:frame draw:style-name="fr3" draw:name="Objet3" text:anchor-type="as-char" svg:width="2.316cm" svg:height="0.483cm" draw:z-index="1"><draw:object xlink:href="./Object 3" xlink:type="simple" xlink:show="embed" xlink:actuate="onLoad"/><draw:image xlink:href="./ObjectReplacements/Object 3" xlink:type="simple" xlink:show="embed" xlink:actuate="onLoad"/></draw:frame><text:span text:style-name="T9">.</text:span></text:p>
                        </text:list-header>
                      </text:list>
                    </text:list-item>
                  </text:list>
                </text:list-item>
              </text:list>
            </text:list-item>
          </text:list>
        </text:list-item>
        <text:list-item>
          <text:p text:style-name="P54"><text:span text:style-name="T9">f</text:span> est<text:span text:style-name="T12"> décroissante</text:span> sur l'intervalle I si pour tous nombres <text:span text:style-name="T9">u</text:span> et <text:span text:style-name="T9">v</text:span> de l'intervalle I :</text:p>
          <text:list>
            <text:list-item>
              <text:list>
                <text:list-item>
                  <text:list>
                    <text:list-item>
                      <text:list>
                        <text:list-header>
                          <text:p text:style-name="P60"><text:span text:style-name="T9">si u&lt;v alors </text:span><text:span text:style-name="T9"><draw:frame draw:style-name="fr3" draw:name="Objet4" text:anchor-type="as-char" svg:width="2.316cm" svg:height="0.483cm" draw:z-index="2"><draw:object xlink:href="./Object 4" xlink:type="simple" xlink:show="embed" xlink:actuate="onLoad"/><draw:image xlink:href="./ObjectReplacements/Object 4" xlink:type="simple" xlink:show="embed" xlink:actuate="onLoad"/><svg:desc>formule</svg:desc></draw:frame></text:span><text:span text:style-name="T9">.</text:span></text:p>
                        </text:list-header>
                      </text:list>
                    </text:list-item>
                  </text:list>
                </text:list-item>
              </text:list>
            </text:list-item>
          </text:list>
        </text:list-item>
      </text:list>
      <text:p text:style-name="P14"/>
      <text:p text:style-name="P16">Exemples :</text:p>
      <text:p text:style-name="P15"/>
      <table:table table:name="Tableau2" table:style-name="Tableau2">
        <table:table-column table:style-name="Tableau2.A"/>
        <table:table-column table:style-name="Tableau2.B"/>
        <table:table-row>
          <table:table-cell table:style-name="Tableau2.A1" office:value-type="string">
            <text:p text:style-name="P22">Courbe d'une fonction strictement croissante sur [2 ; 8].</text:p>
            <text:p text:style-name="P22"><draw:frame draw:style-name="fr2" draw:name="images2" text:anchor-type="paragraph" svg:width="7.414cm" svg:height="5.278cm" draw:z-index="4"><draw:image xlink:href="Pictures/200000070000364D000026ADF1A91CE52BBE7E7B.svm" xlink:type="simple" xlink:show="embed" xlink:actuate="onLoad"/></draw:frame></text:p>
          </table:table-cell>
          <table:table-cell table:style-name="Tableau2.B1" office:value-type="string">
            <text:p text:style-name="P22">Courbe d'une fonction strictement décroissante sur [2 ; 8].</text:p>
            <text:p text:style-name="P22"><draw:frame draw:style-name="fr2" draw:name="images3" text:anchor-type="paragraph" svg:width="7.437cm" svg:height="5.152cm" draw:z-index="3"><draw:image xlink:href="Pictures/200000070000361B00002581ECD7475E23ADC0E1.svm" xlink:type="simple" xlink:show="embed" xlink:actuate="onLoad"/></draw:frame></text:p>
          </table:table-cell>
        </table:table-row>
      </table:table>
      <text:h text:style-name="P77" text:outline-level="2">Tableau de variation</text:h>
      <text:p text:style-name="P5">Un <text:span text:style-name="T12">tableau de variations</text:span> résume les variations d'une fonction.</text:p>
      <table:table table:name="Tableau3" table:style-name="Tableau3">
        <table:table-column table:style-name="Tableau3.A"/>
        <table:table-column table:style-name="Tableau3.B"/>
        <table:table-row>
          <table:table-cell table:style-name="Tableau3.A1" office:value-type="string">
            <text:p text:style-name="P5"/>
            <text:p text:style-name="P8">Exemple :</text:p>
            <text:p text:style-name="P5"/>
            <text:p text:style-name="P5">Le tableau suivant donne les variations de la fonction <text:span text:style-name="T9">f</text:span> :</text:p>
            <text:p text:style-name="P5"/>
            <text:p text:style-name="P5"/>
            <text:p text:style-name="P5"/>
            <table:table table:name="Tableau4" table:style-name="Tableau4">
              <table:table-column table:style-name="Tableau4.A"/>
              <table:table-column table:style-name="Tableau4.B"/>
              <table:table-column table:style-name="Tableau4.C"/>
              <table:table-column table:style-name="Tableau4.B"/>
              <table:table-column table:style-name="Tableau4.C"/>
              <table:table-column table:style-name="Tableau4.F"/>
              <table:table-column table:style-name="Tableau4.C"/>
              <table:table-column table:style-name="Tableau4.B"/>
              <table:table-column table:style-name="Tableau4.C"/>
              <table:table-column table:style-name="Tableau4.J"/>
              <table:table-row>
                <table:table-cell table:style-name="Tableau4.A1" office:value-type="string">
                  <text:p text:style-name="P32">x</text:p>
                </table:table-cell>
                <table:table-cell table:style-name="Tableau4.B1" office:value-type="float" office:value="-3">
                  <text:p text:style-name="P33">-3</text:p>
                </table:table-cell>
                <table:table-cell table:style-name="Tableau4.I1" office:value-type="string">
                  <text:p text:style-name="Table_20_Heading"/>
                </table:table-cell>
                <table:table-cell table:style-name="Tableau4.D1" office:value-type="float" office:value="-1">
                  <text:p text:style-name="P33">-1</text:p>
                </table:table-cell>
                <table:table-cell table:style-name="Tableau4.I1" office:value-type="string">
                  <text:p text:style-name="Table_20_Heading"/>
                </table:table-cell>
                <table:table-cell table:style-name="Tableau4.F1" office:value-type="string">
                  <text:p text:style-name="P33">0,5</text:p>
                </table:table-cell>
                <table:table-cell table:style-name="Tableau4.I1" office:value-type="string">
                  <text:p text:style-name="Table_20_Heading"/>
                </table:table-cell>
                <table:table-cell table:style-name="Tableau4.H1" office:value-type="string">
                  <text:p text:style-name="P33">2</text:p>
                </table:table-cell>
                <table:table-cell table:style-name="Tableau4.I1" office:value-type="string">
                  <text:p text:style-name="Table_20_Heading"/>
                </table:table-cell>
                <table:table-cell table:style-name="Tableau4.J1" office:value-type="string">
                  <text:p text:style-name="P33">4</text:p>
                </table:table-cell>
              </table:table-row>
              <table:table-row table:style-name="Tableau4.2">
                <table:table-cell table:style-name="Tableau4.A2" office:value-type="string">
                  <text:p text:style-name="P29">f(x)</text:p>
                </table:table-cell>
                <table:table-cell table:style-name="Tableau4.B2" office:value-type="string">
                  <text:p text:style-name="P28">4</text:p>
                </table:table-cell>
                <table:table-cell table:style-name="Tableau4.I2" office:value-type="string">
                  <text:p text:style-name="P28"><draw:polygon text:anchor-type="as-char" draw:z-index="6" draw:style-name="gr1" draw:text-style-name="P85" svg:width="1.322cm" svg:height="0.176cm" draw:transform="rotate (-0.698131700797732) translate (0.0562199266215955cm -0.492738085054151cm)" svg:viewBox="0 0 1323 177" draw:points="0,88 1323,88 1058,177 1058,0 1323,88"><text:p/></draw:polygon></text:p>
                </table:table-cell>
                <table:table-cell table:style-name="Tableau4.D2" office:value-type="string">
                  <text:p text:style-name="P28">1</text:p>
                </table:table-cell>
                <table:table-cell table:style-name="Tableau4.I2" office:value-type="string">
                  <text:p text:style-name="P28"><draw:polygon text:anchor-type="as-char" draw:z-index="7" draw:style-name="gr1" draw:text-style-name="P85" svg:width="1.322cm" svg:height="0.176cm" draw:transform="rotate (0.698131700797732) translate (-0.0571606656118734cm 0.35761635692939cm)" svg:viewBox="0 0 1323 177" draw:points="0,88 1323,88 1058,177 1058,0 1323,88"><text:p/></draw:polygon></text:p>
                </table:table-cell>
                <table:table-cell table:style-name="Tableau4.F2" office:value-type="string">
                  <text:p text:style-name="P28">2,5</text:p>
                </table:table-cell>
                <table:table-cell table:style-name="Tableau4.I2" office:value-type="string">
                  <text:p text:style-name="P28"><draw:polygon text:anchor-type="as-char" draw:z-index="8" draw:style-name="gr1" draw:text-style-name="P85" svg:width="1.322cm" svg:height="0.175cm" draw:transform="rotate (-0.698131700797732) translate (0.0562199266216179cm -0.492738085054112cm)" svg:viewBox="0 0 1323 176" draw:points="0,88 1323,88 1058,176 1058,0 1323,88"><text:p/></draw:polygon></text:p>
                </table:table-cell>
                <table:table-cell table:style-name="Tableau4.H2" office:value-type="float" office:value="-1">
                  <text:p text:style-name="P28">-1</text:p>
                </table:table-cell>
                <table:table-cell table:style-name="Tableau4.I2" office:value-type="string">
                  <text:p text:style-name="P28"><draw:polygon text:anchor-type="as-char" draw:z-index="9" draw:style-name="gr1" draw:text-style-name="P85" svg:width="1.322cm" svg:height="0.175cm" draw:transform="rotate (0.698131700797732) translate (-0.0571606656118895cm 0.357616356929365cm)" svg:viewBox="0 0 1323 176" draw:points="0,88 1323,88 1058,176 1058,0 1323,88"><text:p/></draw:polygon></text:p>
                </table:table-cell>
                <table:table-cell table:style-name="Tableau4.J2" office:value-type="string">
                  <text:p text:style-name="P28">0</text:p>
                </table:table-cell>
              </table:table-row>
            </table:table>
            <text:p text:style-name="P5"/>
            <text:p text:style-name="P5"/>
            <text:p text:style-name="P5"/>
          </table:table-cell>
          <table:table-cell table:style-name="Tableau3.A1" office:value-type="string">
            <text:p text:style-name="P24"><draw:frame draw:style-name="fr1" draw:name="images4" text:anchor-type="paragraph" svg:x="0.52cm" svg:y="0cm" svg:width="7.026cm" svg:height="6.458cm" draw:z-index="5"><draw:image xlink:href="Pictures/200000070000355300003107EC877189EBF2915F.svm" xlink:type="simple" xlink:show="embed" xlink:actuate="onLoad"/></draw:frame></text:p>
          </table:table-cell>
        </table:table-row>
      </table:table>
      <text:p text:style-name="P5"/>
      <text:h text:style-name="P81" text:outline-level="1"><text:soft-page-break/>Résolution graphique d'inéquations</text:h>
      <text:h text:style-name="P77" text:outline-level="2">Inéquation de la forme <text:span text:style-name="T9">f(x)&gt;k</text:span></text:h>
      <text:p text:style-name="P12">Soient <text:span text:style-name="T9">k</text:span> un nombre réel et <text:span text:style-name="T9">f </text:span>une fonction de domaine de définition <text:span text:style-name="T9">D.</text:span></text:p>
      <text:p text:style-name="P12">On appelle <text:span text:style-name="T12">solution</text:span> de l'inéquation <text:span text:style-name="T9">f(x)&gt;k</text:span> tout réel <text:span text:style-name="T9">a</text:span> de <text:span text:style-name="T9">D</text:span> vérifiant <text:span text:style-name="T9">f(a)&gt;k</text:span>.</text:p>
      <text:p text:style-name="P12"><text:span text:style-name="T12">Résoudre</text:span> l'inéquation <text:span text:style-name="T9">f(x)&gt;k</text:span> consiste à déterminer l'ensemble <text:span text:style-name="T9">S</text:span> de ses solutions.</text:p>
      <text:p text:style-name="P69"/>
      <table:table table:name="Tableau15" table:style-name="Tableau15">
        <table:table-column table:style-name="Tableau15.A"/>
        <table:table-row>
          <table:table-cell table:style-name="Tableau15.A1" office:value-type="string">
            <text:p text:style-name="P65">Propriété :</text:p>
            <text:p text:style-name="P66"><text:span text:style-name="T2">Les solutions de l'inéquation </text:span><text:span text:style-name="T3">f(x)&gt;k</text:span><text:span text:style-name="T2"> sont </text:span><text:span text:style-name="T4">les abscisses</text:span><text:span text:style-name="T2"> des points de la courbe </text:span><text:span text:style-name="T2"><draw:frame draw:style-name="fr3" draw:name="Objet16" text:anchor-type="as-char" svg:width="0.647cm" svg:height="0.531cm" draw:z-index="37"><draw:object xlink:href="./Object 16" xlink:type="simple" xlink:show="embed" xlink:actuate="onLoad"/><draw:image xlink:href="./ObjectReplacements/Object 16" xlink:type="simple" xlink:show="embed" xlink:actuate="onLoad"/><svg:desc>formule</svg:desc></draw:frame></text:span><text:span text:style-name="T2"> </text:span><text:span text:style-name="T5">situés </text:span><text:span text:style-name="T6">au-dessus</text:span><text:span text:style-name="T5"> de la droite d'équation </text:span><text:span text:style-name="T3">y=k</text:span><text:span text:style-name="T5">.</text:span></text:p>
          </table:table-cell>
        </table:table-row>
      </table:table>
      <table:table table:name="Tableau7" table:style-name="Tableau7">
        <table:table-column table:style-name="Tableau7.A"/>
        <table:table-column table:style-name="Tableau7.B"/>
        <table:table-row>
          <table:table-cell table:style-name="Tableau7.A1" office:value-type="string">
            <text:p text:style-name="P27"/>
            <text:p text:style-name="P27">Exemple :</text:p>
            <text:p text:style-name="P27"/>
            <text:p text:style-name="P27"/>
            <text:list xml:id="list8029644765493436307" text:style-name="L3">
              <text:list-item>
                <text:p text:style-name="P79"><text:span text:style-name="T2">Soit la fonction </text:span><text:span text:style-name="T3">g</text:span><text:span text:style-name="T2"> représentée par la courbe </text:span><text:span text:style-name="T3">C</text:span><text:span text:style-name="T17">g</text:span><text:span text:style-name="T2"> ci-contre :</text:span></text:p>
              </text:list-item>
            </text:list>
            <text:p text:style-name="P24"/>
            <text:p text:style-name="P24">L'inéquation <text:span text:style-name="T9">g(x)&gt;k</text:span> a pour solutions les réels de l'intervalle <draw:frame draw:style-name="fr3" draw:name="Objet11" text:anchor-type="as-char" svg:width="1.462cm" svg:height="0.531cm" draw:z-index="26"><draw:object xlink:href="./Object 11" xlink:type="simple" xlink:show="embed" xlink:actuate="onLoad"/><draw:image xlink:href="./ObjectReplacements/Object 11" xlink:type="simple" xlink:show="embed" xlink:actuate="onLoad"/></draw:frame>.</text:p>
            <text:p text:style-name="P24"><text:tab/></text:p>
            <text:p text:style-name="P24"/>
          </table:table-cell>
          <table:table-cell table:style-name="Tableau7.A1" office:value-type="string">
            <text:p text:style-name="P80"><draw:frame draw:style-name="fr2" draw:name="images9" text:anchor-type="paragraph" svg:width="7.417cm" svg:height="5.856cm" draw:z-index="24"><draw:image xlink:href="Pictures/2000000700003B6100002EE1296108FAD8795714.svm" xlink:type="simple" xlink:show="embed" xlink:actuate="onLoad"/></draw:frame></text:p>
          </table:table-cell>
        </table:table-row>
      </table:table>
      <text:h text:style-name="P77" text:outline-level="2">Inéquation de la forme f(x)&gt;g(x)</text:h>
      <text:p text:style-name="Standard">Soit <text:span text:style-name="T9">f </text:span>et <text:span text:style-name="T9">g</text:span> définies sur le même domaine D.</text:p>
      <text:p text:style-name="P12">On appelle <text:span text:style-name="T12">solution</text:span> de l'inéquation <text:span text:style-name="T9">f(x)&gt;g(x)</text:span> tout réel <text:span text:style-name="T9">a</text:span> de <text:span text:style-name="T9">D</text:span> vérifiant <text:span text:style-name="T9">f(a)&gt;g(a)</text:span>.</text:p>
      <text:p text:style-name="P12"><text:span text:style-name="T12">Résoudre</text:span> l'inéquation <text:span text:style-name="T9">f(x)&gt;g(x)</text:span> consiste à déterminer l'ensemble <text:span text:style-name="T9">S</text:span> de ses solutions.</text:p>
      <text:p text:style-name="P19"><text:tab/></text:p>
      <table:table table:name="Tableau16" table:style-name="Tableau16">
        <table:table-column table:style-name="Tableau16.A"/>
        <table:table-row>
          <table:table-cell table:style-name="Tableau16.A1" office:value-type="string">
            <text:p text:style-name="P51">Propriété :</text:p>
            <text:p text:style-name="P71"><text:span text:style-name="T5">Les solutions de l'inéquation </text:span><text:span text:style-name="T3">f(x)&gt;g(x)</text:span><text:span text:style-name="T5"> sont </text:span><text:span text:style-name="T6">les abscisses</text:span><text:span text:style-name="T5"> des points de la courbe </text:span><text:span text:style-name="T5"><draw:frame draw:style-name="fr3" draw:name="Objet10" text:anchor-type="as-char" svg:width="0.647cm" svg:height="0.531cm" draw:z-index="38"><draw:object xlink:href="./Object 10" xlink:type="simple" xlink:show="embed" xlink:actuate="onLoad"/><draw:image xlink:href="./ObjectReplacements/Object 10" xlink:type="simple" xlink:show="embed" xlink:actuate="onLoad"/><svg:desc>formule</svg:desc></draw:frame></text:span><text:span text:style-name="T5"> situés </text:span><text:span text:style-name="T6">au-dessus</text:span><text:span text:style-name="T5"> de la courbe </text:span><text:span text:style-name="T5"><draw:frame draw:style-name="fr3" draw:name="Objet20" text:anchor-type="as-char" svg:width="0.669cm" svg:height="0.531cm" draw:z-index="39"><draw:object xlink:href="./Object 20" xlink:type="simple" xlink:show="embed" xlink:actuate="onLoad"/><draw:image xlink:href="./ObjectReplacements/Object 20" xlink:type="simple" xlink:show="embed" xlink:actuate="onLoad"/><svg:desc>formule</svg:desc></draw:frame></text:span><text:span text:style-name="T5">.</text:span></text:p>
          </table:table-cell>
        </table:table-row>
      </table:table>
      <text:p text:style-name="P70"><text:span text:style-name="T5"/></text:p>
      <table:table table:name="Tableau11" table:style-name="Tableau11">
        <table:table-column table:style-name="Tableau11.A"/>
        <table:table-column table:style-name="Tableau11.B"/>
        <table:table-row>
          <table:table-cell table:style-name="Tableau11.A1" office:value-type="string">
            <text:p text:style-name="P4"/>
            <text:p text:style-name="P4">Exemple :</text:p>
            <text:p text:style-name="P4"/>
            <text:p text:style-name="P4"/>
            <text:list xml:id="list202443414822624" text:continue-numbering="true" text:style-name="L3">
              <text:list-item>
                <text:p text:style-name="P79"><text:span text:style-name="T2">Soit les fonctions </text:span><text:span text:style-name="T3">f </text:span><text:span text:style-name="T2">et </text:span><text:span text:style-name="T3">g</text:span><text:span text:style-name="T2"> représentées par les courbes </text:span><text:span text:style-name="T3">C</text:span><text:span text:style-name="T17">f <text:s/></text:span><text:span text:style-name="T2">et </text:span><text:span text:style-name="T3">C</text:span><text:span text:style-name="T17">g <text:s/></text:span><text:span text:style-name="T2">ci-contre :</text:span></text:p>
              </text:list-item>
            </text:list>
            <text:p text:style-name="P24"/>
            <text:p text:style-name="P24">L'inéquation <text:span text:style-name="T9">f(x)&gt;g(x)</text:span> a pour solutions les réels de l'intervalle <draw:frame draw:style-name="fr3" draw:name="Objet14" text:anchor-type="as-char" svg:width="1.462cm" svg:height="0.531cm" draw:z-index="28"><draw:object xlink:href="./Object 14" xlink:type="simple" xlink:show="embed" xlink:actuate="onLoad"/><draw:image xlink:href="./ObjectReplacements/Object 14" xlink:type="simple" xlink:show="embed" xlink:actuate="onLoad"/><svg:desc>formule</svg:desc></draw:frame>.</text:p>
            <text:p text:style-name="P24"/>
            <text:p text:style-name="P31"/>
          </table:table-cell>
          <table:table-cell table:style-name="Tableau11.A1" office:value-type="string">
            <text:p text:style-name="P80"><draw:frame draw:style-name="fr2" draw:name="images10" text:anchor-type="paragraph" svg:width="6.475cm" svg:height="6.225cm" draw:z-index="25"><draw:image xlink:href="Pictures/20000007000041D300003F49D6849632C87C16FC.svm" xlink:type="simple" xlink:show="embed" xlink:actuate="onLoad"/></draw:frame></text:p>
          </table:table-cell>
        </table:table-row>
      </table:table>
      <text:h text:style-name="P81" text:outline-level="1"><text:soft-page-break/>Fonctions affines</text:h>
      <text:h text:style-name="P77" text:outline-level="2">Définition</text:h>
      <table:table table:name="Tableau17" table:style-name="Tableau17">
        <table:table-column table:style-name="Tableau17.A"/>
        <table:table-row>
          <table:table-cell table:style-name="Tableau17.A1" office:value-type="string">
            <text:p text:style-name="P73"><text:span text:style-name="T15">Une </text:span><text:span text:style-name="T16">fonction affine</text:span><text:span text:style-name="T15"> est une fonction </text:span><text:span text:style-name="T10">f </text:span><text:span text:style-name="T15">définie sur </text:span><text:span text:style-name="T14">ℝ</text:span> par :</text:p>
            <text:p text:style-name="P63">f(x)=ax+b</text:p>
            <text:p text:style-name="P73">où <text:span text:style-name="T9">a</text:span> et <text:span text:style-name="T9">b</text:span> sont deux nombres connus</text:p>
          </table:table-cell>
        </table:table-row>
      </table:table>
      <text:p text:style-name="P75"/>
      <text:p text:style-name="P4">Cas particuliers :</text:p>
      <text:list xml:id="list490608146956668462" text:style-name="L4">
        <text:list-item>
          <text:p text:style-name="P43">Si <text:span text:style-name="T9">b </text:span>= 0, f est dite <text:span text:style-name="T12">linéaire</text:span>. <text:tab/><text:tab/></text:p>
          <text:p text:style-name="P43"><text:span text:style-name="T18">Exemple :</text:span> <text:span text:style-name="T9">f(x)=3x</text:span></text:p>
        </text:list-item>
        <text:list-item>
          <text:p text:style-name="P61"><text:span text:style-name="T2">Si </text:span><text:span text:style-name="T3">a </text:span><text:span text:style-name="T2">= 0, f est dite </text:span><text:span text:style-name="T4">constante</text:span><text:span text:style-name="T2">. <text:tab/></text:span></text:p>
          <text:p text:style-name="P61"><text:span text:style-name="T7">Exemple :</text:span><text:span text:style-name="T2"> </text:span><text:span text:style-name="T3">f(x)=5</text:span></text:p>
        </text:list-item>
      </text:list>
      <text:h text:style-name="P77" text:outline-level="2">Représentation graphique</text:h>
      <text:p text:style-name="P5">La représentation graphique d'une fonction affine, <text:span text:style-name="T9">f(x)=ax+b</text:span> est une <text:span text:style-name="T12">droite</text:span>.</text:p>
      <text:p text:style-name="P5"/>
      <text:p text:style-name="P5">Cette droite a pour équation <text:span text:style-name="T9">y=ax+b</text:span>.</text:p>
      <text:p text:style-name="P5"/>
      <table:table table:name="Tableau18" table:style-name="Tableau18">
        <table:table-column table:style-name="Tableau18.A"/>
        <table:table-row>
          <table:table-cell table:style-name="Tableau18.A1" office:value-type="string">
            <text:list xml:id="list2519221116012934710" text:style-name="L5">
              <text:list-item>
                <text:p text:style-name="P45">Le nombre <text:span text:style-name="T9">a</text:span> est le <text:span text:style-name="T12">coefficient directeur</text:span> de la droite.</text:p>
              </text:list-item>
              <text:list-item>
                <text:p text:style-name="P45">Le nombre <text:span text:style-name="T9">b</text:span> est l'<text:span text:style-name="T12">ordonnée à l'origine</text:span>.</text:p>
              </text:list-item>
            </text:list>
          </table:table-cell>
        </table:table-row>
      </table:table>
      <text:p text:style-name="P5"/>
      <text:p text:style-name="P5"/>
      <text:p text:style-name="P5"><draw:frame draw:style-name="fr2" draw:name="images6" text:anchor-type="paragraph" svg:width="17cm" svg:height="7.613cm" draw:z-index="10"><draw:image xlink:href="Pictures/20000007000097C3000043F9FCBB07E996F31DBD.svm" xlink:type="simple" xlink:show="embed" xlink:actuate="onLoad"/></draw:frame></text:p>
      <text:p text:style-name="P8">Remarque :</text:p>
      <text:p text:style-name="P5">Si <text:span text:style-name="T9">a = 0</text:span>, la droite a pour équation <text:span text:style-name="T9">y = b</text:span>, elle est parallèle à l'axe des abscisses.</text:p>
      <text:p text:style-name="P11"/>
      <text:h text:style-name="P78" text:outline-level="2">Sens de variations</text:h>
      <table:table table:name="Tableau19" table:style-name="Tableau19">
        <table:table-column table:style-name="Tableau19.A"/>
        <table:table-row>
          <table:table-cell table:style-name="Tableau19.A1" office:value-type="string">
            <text:p text:style-name="P48">Propriétés :</text:p>
            <text:list xml:id="list6379247370658920147" text:style-name="L6">
              <text:list-item>
                <text:p text:style-name="P47"><text:span text:style-name="T9">f</text:span> est la fonction affine définie par <text:span text:style-name="T9">f(x)=ax+b</text:span>.</text:p>
                <text:p text:style-name="P47">Alors pour tout nombre <text:span text:style-name="T9">u</text:span> et <text:span text:style-name="T9">v</text:span> distincts , <draw:frame draw:style-name="fr3" draw:name="Objet13" text:anchor-type="as-char" svg:width="2.962cm" svg:height="1.014cm" draw:z-index="41"><draw:object xlink:href="./Object 13" xlink:type="simple" xlink:show="embed" xlink:actuate="onLoad"/><draw:image xlink:href="./ObjectReplacements/Object 13" xlink:type="simple" xlink:show="embed" xlink:actuate="onLoad"/><svg:desc>formule</svg:desc></draw:frame>.</text:p>
                <text:p text:style-name="P47"/>
              </text:list-item>
              <text:list-item>
                <text:p text:style-name="P47"><text:span text:style-name="T9">f </text:span>est la fonction affine définie par <text:span text:style-name="T9">f(x)=ax+b</text:span>, avec <draw:frame draw:style-name="fr3" draw:name="Objet12" text:anchor-type="as-char" svg:width="1.014cm" svg:height="0.467cm" draw:z-index="40"><draw:object xlink:href="./Object 12" xlink:type="simple" xlink:show="embed" xlink:actuate="onLoad"/><draw:image xlink:href="./ObjectReplacements/Object 12" xlink:type="simple" xlink:show="embed" xlink:actuate="onLoad"/><svg:desc>formule</svg:desc></draw:frame></text:p>
              </text:list-item>
            </text:list>
          </table:table-cell>
        </table:table-row>
      </table:table>
      <text:p text:style-name="P76"/>
      <table:table table:name="Tableau5" table:style-name="Tableau5">
        <table:table-column table:style-name="Tableau5.A"/>
        <table:table-column table:style-name="Tableau5.B"/>
        <table:table-row>
          <table:table-cell table:style-name="Tableau5.A1" office:value-type="string">
            <text:p text:style-name="P28"><draw:frame draw:style-name="fr1" draw:name="images7" text:anchor-type="paragraph" svg:x="0cm" svg:y="0.912cm" svg:width="8.306cm" svg:height="5.486cm" draw:z-index="11"><draw:image xlink:href="Pictures/200000070000490D0000303FF5B7D28878ABBEB7.svm" xlink:type="simple" xlink:show="embed" xlink:actuate="onLoad"/></draw:frame><draw:line text:anchor-type="paragraph" draw:z-index="22" draw:style-name="gr2" draw:text-style-name="P86" svg:x1="15.335cm" svg:y1="14.781cm" svg:x2="11.684cm" svg:y2="13.828cm"><text:p/></draw:line><text:span text:style-name="T2">Si </text:span><text:span text:style-name="T3">a </text:span><text:span text:style-name="T2">&gt; 0, f est </text:span><text:span text:style-name="T4">strictement croissante</text:span><text:span text:style-name="T2"> sur </text:span><text:span text:style-name="T13">ℝ</text:span></text:p>
            <text:p text:style-name="Table_20_Contents"/>
          </table:table-cell>
          <table:table-cell table:style-name="Tableau5.B1" office:value-type="string">
            <text:p text:style-name="P26">Si <text:span text:style-name="T9">a</text:span> &lt; 0, f est <text:span text:style-name="T12">strictement décroissante</text:span> sur <text:span text:style-name="T13">ℝ</text:span></text:p>
            <text:p text:style-name="P30"><draw:frame draw:style-name="fr1" draw:name="images8" text:anchor-type="paragraph" svg:x="0.028cm" svg:y="0.732cm" svg:width="8.306cm" svg:height="5.087cm" draw:z-index="23"><draw:image xlink:href="Pictures/200000070000448F000029FFD98EC114D596DDAF.svm" xlink:type="simple" xlink:show="embed" xlink:actuate="onLoad"/></draw:frame></text:p>
          </table:table-cell>
        </table:table-row>
        <table:table-row>
          <table:table-cell table:style-name="Tableau5.A2" table:number-columns-spanned="2" office:value-type="string">
            <text:p text:style-name="P28"/>
            <text:p text:style-name="P28">Tableau de signes</text:p>
          </table:table-cell>
          <table:covered-table-cell/>
        </table:table-row>
        <table:table-row>
          <table:table-cell table:style-name="Tableau5.A1" office:value-type="string">
            <text:p text:style-name="P5"/>
            <table:table table:name="Tableau6" table:style-name="Tableau6">
              <table:table-column table:style-name="Tableau6.A"/>
              <table:table-column table:style-name="Tableau6.B"/>
              <table:table-column table:style-name="Tableau6.C"/>
              <table:table-column table:style-name="Tableau6.D"/>
              <table:table-column table:style-name="Tableau6.A"/>
              <table:table-column table:style-name="Tableau6.F"/>
              <table:table-row>
                <table:table-cell table:style-name="Tableau6.A1" office:value-type="string">
                  <text:p text:style-name="P32">x</text:p>
                </table:table-cell>
                <table:table-cell table:style-name="Tableau6.B1" office:value-type="string">
                  <text:p text:style-name="P33"><draw:frame draw:style-name="fr3" draw:name="Objet7" text:anchor-type="as-char" svg:width="0.824cm" svg:height="0.467cm" draw:z-index="13"><draw:object xlink:href="./Object 7" xlink:type="simple" xlink:show="embed" xlink:actuate="onLoad"/><draw:image xlink:href="./ObjectReplacements/Object 7" xlink:type="simple" xlink:show="embed" xlink:actuate="onLoad"/></draw:frame></text:p>
                </table:table-cell>
                <table:table-cell table:style-name="Tableau6.C1" office:value-type="string">
                  <text:p text:style-name="Table_20_Heading"/>
                </table:table-cell>
                <table:table-cell table:style-name="Tableau6.D1" office:value-type="string">
                  <text:p text:style-name="P33"><draw:frame draw:style-name="fr3" draw:name="Objet8" text:anchor-type="as-char" svg:width="0.831cm" svg:height="0.998cm" draw:z-index="14"><draw:object xlink:href="./Object 8" xlink:type="simple" xlink:show="embed" xlink:actuate="onLoad"/><draw:image xlink:href="./ObjectReplacements/Object 8" xlink:type="simple" xlink:show="embed" xlink:actuate="onLoad"/></draw:frame></text:p>
                </table:table-cell>
                <table:table-cell table:style-name="Tableau6.E1" office:value-type="string">
                  <text:p text:style-name="Table_20_Heading"/>
                </table:table-cell>
                <table:table-cell table:style-name="Tableau6.F1" office:value-type="string">
                  <text:p text:style-name="P33"><draw:frame draw:style-name="fr3" draw:name="Objet9" text:anchor-type="as-char" svg:width="0.85cm" svg:height="0.467cm" draw:z-index="15"><draw:object xlink:href="./Object 9" xlink:type="simple" xlink:show="embed" xlink:actuate="onLoad"/><draw:image xlink:href="./ObjectReplacements/Object 9" xlink:type="simple" xlink:show="embed" xlink:actuate="onLoad"/></draw:frame></text:p>
                </table:table-cell>
              </table:table-row>
              <table:table-row>
                <table:table-cell table:style-name="Tableau6.A2" office:value-type="string">
                  <text:p text:style-name="P23">f(x)=ax+b</text:p>
                </table:table-cell>
                <table:table-cell table:style-name="Tableau6.B2" office:value-type="string">
                  <text:p text:style-name="Table_20_Contents"/>
                </table:table-cell>
                <table:table-cell table:style-name="Tableau6.C2" office:value-type="string">
                  <text:p text:style-name="P2">–</text:p>
                </table:table-cell>
                <table:table-cell table:style-name="Tableau6.D2" office:value-type="float" office:value="0">
                  <text:p text:style-name="P28">0</text:p>
                </table:table-cell>
                <table:table-cell table:style-name="Tableau6.E2" office:value-type="string">
                  <text:p text:style-name="P28">+</text:p>
                </table:table-cell>
                <table:table-cell table:style-name="Tableau6.F2" office:value-type="string">
                  <text:p text:style-name="Table_20_Contents"/>
                </table:table-cell>
              </table:table-row>
            </table:table>
            <text:h text:style-name="P82" text:outline-level="1"/>
          </table:table-cell>
          <table:table-cell table:style-name="Tableau5.B1" office:value-type="string">
            <text:p text:style-name="P25"/>
            <table:table table:name="Tableau8" table:style-name="Tableau8">
              <table:table-column table:style-name="Tableau8.A"/>
              <table:table-column table:style-name="Tableau8.B"/>
              <table:table-column table:style-name="Tableau8.C"/>
              <table:table-column table:style-name="Tableau8.D"/>
              <table:table-column table:style-name="Tableau8.A"/>
              <table:table-column table:style-name="Tableau8.F"/>
              <table:table-row>
                <table:table-cell table:style-name="Tableau8.A1" office:value-type="string">
                  <text:p text:style-name="P32">x</text:p>
                </table:table-cell>
                <table:table-cell table:style-name="Tableau8.B1" office:value-type="string">
                  <text:p text:style-name="P33"><draw:frame draw:style-name="fr3" draw:name="Objet17" text:anchor-type="as-char" svg:width="0.824cm" svg:height="0.467cm" draw:z-index="16"><draw:object xlink:href="./Object 17" xlink:type="simple" xlink:show="embed" xlink:actuate="onLoad"/><draw:image xlink:href="./ObjectReplacements/Object 17" xlink:type="simple" xlink:show="embed" xlink:actuate="onLoad"/></draw:frame></text:p>
                </table:table-cell>
                <table:table-cell table:style-name="Tableau8.C1" office:value-type="string">
                  <text:p text:style-name="Table_20_Heading"/>
                </table:table-cell>
                <table:table-cell table:style-name="Tableau8.D1" office:value-type="string">
                  <text:p text:style-name="P33"><draw:frame draw:style-name="fr3" draw:name="Objet18" text:anchor-type="as-char" svg:width="0.831cm" svg:height="0.998cm" draw:z-index="17"><draw:object xlink:href="./Object 18" xlink:type="simple" xlink:show="embed" xlink:actuate="onLoad"/><draw:image xlink:href="./ObjectReplacements/Object 18" xlink:type="simple" xlink:show="embed" xlink:actuate="onLoad"/></draw:frame></text:p>
                </table:table-cell>
                <table:table-cell table:style-name="Tableau8.E1" office:value-type="string">
                  <text:p text:style-name="Table_20_Heading"/>
                </table:table-cell>
                <table:table-cell table:style-name="Tableau8.F1" office:value-type="string">
                  <text:p text:style-name="P33"><draw:frame draw:style-name="fr3" draw:name="Objet19" text:anchor-type="as-char" svg:width="0.85cm" svg:height="0.467cm" draw:z-index="18"><draw:object xlink:href="./Object 19" xlink:type="simple" xlink:show="embed" xlink:actuate="onLoad"/><draw:image xlink:href="./ObjectReplacements/Object 19" xlink:type="simple" xlink:show="embed" xlink:actuate="onLoad"/></draw:frame></text:p>
                </table:table-cell>
              </table:table-row>
              <table:table-row>
                <table:table-cell table:style-name="Tableau8.A2" office:value-type="string">
                  <text:p text:style-name="P23">f(x)=ax+b</text:p>
                </table:table-cell>
                <table:table-cell table:style-name="Tableau8.B2" office:value-type="string">
                  <text:p text:style-name="Table_20_Contents"/>
                </table:table-cell>
                <table:table-cell table:style-name="Tableau8.C2" office:value-type="string">
                  <text:p text:style-name="P2">+</text:p>
                </table:table-cell>
                <table:table-cell table:style-name="Tableau8.D2" office:value-type="float" office:value="0">
                  <text:p text:style-name="P28">0</text:p>
                </table:table-cell>
                <table:table-cell table:style-name="Tableau8.E2" office:value-type="string">
                  <text:p text:style-name="P2">–</text:p>
                </table:table-cell>
                <table:table-cell table:style-name="Tableau8.F2" office:value-type="string">
                  <text:p text:style-name="Table_20_Contents"/>
                </table:table-cell>
              </table:table-row>
            </table:table>
            <text:h text:style-name="P83" text:outline-level="1"/>
          </table:table-cell>
        </table:table-row>
        <table:table-row>
          <table:table-cell table:style-name="Tableau5.A2" table:number-columns-spanned="2" office:value-type="string">
            <text:p text:style-name="P6"/>
            <text:p text:style-name="P6">Tableau de variations</text:p>
          </table:table-cell>
          <table:covered-table-cell/>
        </table:table-row>
        <table:table-row>
          <table:table-cell table:style-name="Tableau5.A2" office:value-type="string">
            <text:p text:style-name="P11"/>
            <table:table table:name="Tableau10" table:style-name="Tableau10">
              <table:table-column table:style-name="Tableau10.A"/>
              <table:table-column table:style-name="Tableau10.B"/>
              <table:table-column table:style-name="Tableau10.C"/>
              <table:table-column table:style-name="Tableau10.D"/>
              <table:table-column table:style-name="Tableau10.A"/>
              <table:table-column table:style-name="Tableau10.F"/>
              <table:table-row>
                <table:table-cell table:style-name="Tableau10.A1" office:value-type="string">
                  <text:p text:style-name="P32">x</text:p>
                </table:table-cell>
                <table:table-cell table:style-name="Tableau10.B1" office:value-type="string">
                  <text:p text:style-name="P33"><draw:frame draw:style-name="fr3" draw:name="Objet27" text:anchor-type="as-char" svg:width="0.824cm" svg:height="0.467cm" draw:z-index="29"><draw:object xlink:href="./Object 27" xlink:type="simple" xlink:show="embed" xlink:actuate="onLoad"/><draw:image xlink:href="./ObjectReplacements/Object 27" xlink:type="simple" xlink:show="embed" xlink:actuate="onLoad"/><svg:desc>formule</svg:desc></draw:frame></text:p>
                </table:table-cell>
                <table:table-cell table:style-name="Tableau10.C1" office:value-type="string">
                  <text:p text:style-name="Table_20_Heading"/>
                </table:table-cell>
                <table:table-cell table:style-name="Tableau10.D1" office:value-type="string">
                  <text:p text:style-name="P33"><draw:frame draw:style-name="fr3" draw:name="Objet28" text:anchor-type="as-char" svg:width="0.831cm" svg:height="0.998cm" draw:z-index="30"><draw:object xlink:href="./Object 28" xlink:type="simple" xlink:show="embed" xlink:actuate="onLoad"/><draw:image xlink:href="./ObjectReplacements/Object 28" xlink:type="simple" xlink:show="embed" xlink:actuate="onLoad"/><svg:desc>formule</svg:desc></draw:frame></text:p>
                </table:table-cell>
                <table:table-cell table:style-name="Tableau10.E1" office:value-type="string">
                  <text:p text:style-name="Table_20_Heading"/>
                </table:table-cell>
                <table:table-cell table:style-name="Tableau10.F1" office:value-type="string">
                  <text:p text:style-name="P33"><draw:frame draw:style-name="fr3" draw:name="Objet29" text:anchor-type="as-char" svg:width="0.85cm" svg:height="0.467cm" draw:z-index="31"><draw:object xlink:href="./Object 29" xlink:type="simple" xlink:show="embed" xlink:actuate="onLoad"/><draw:image xlink:href="./ObjectReplacements/Object 29" xlink:type="simple" xlink:show="embed" xlink:actuate="onLoad"/><svg:desc>formule</svg:desc></draw:frame></text:p>
                </table:table-cell>
              </table:table-row>
              <table:table-row table:style-name="Tableau10.2">
                <table:table-cell table:style-name="Tableau10.A2" office:value-type="string">
                  <text:p text:style-name="P23">f(x)=ax+b</text:p>
                </table:table-cell>
                <table:table-cell table:style-name="Tableau10.B2" office:value-type="string">
                  <text:p text:style-name="P28"><draw:frame draw:style-name="fr3" draw:name="Objet30" text:anchor-type="as-char" svg:width="0.824cm" svg:height="0.467cm" draw:z-index="32"><draw:object xlink:href="./Object 30" xlink:type="simple" xlink:show="embed" xlink:actuate="onLoad"/><draw:image xlink:href="./ObjectReplacements/Object 30" xlink:type="simple" xlink:show="embed" xlink:actuate="onLoad"/></draw:frame></text:p>
                </table:table-cell>
                <table:table-cell table:style-name="Tableau10.C2" table:number-columns-spanned="3" office:value-type="string">
                  <text:p text:style-name="P28"><draw:line text:anchor-type="paragraph" draw:z-index="12" draw:style-name="gr2" draw:text-style-name="P86" svg:x1="4.178cm" svg:y1="0.071cm" svg:x2="0.474cm" svg:y2="1.129cm"><text:p/></draw:line></text:p>
                  <text:p text:style-name="P28"/>
                </table:table-cell>
                <table:covered-table-cell/>
                <table:covered-table-cell/>
                <table:table-cell table:style-name="Tableau10.F2" office:value-type="string">
                  <text:p text:style-name="P28"><draw:frame draw:style-name="fr3" draw:name="Objet31" text:anchor-type="as-char" svg:width="0.85cm" svg:height="0.467cm" draw:z-index="33"><draw:object xlink:href="./Object 31" xlink:type="simple" xlink:show="embed" xlink:actuate="onLoad"/><draw:image xlink:href="./ObjectReplacements/Object 31" xlink:type="simple" xlink:show="embed" xlink:actuate="onLoad"/></draw:frame></text:p>
                </table:table-cell>
              </table:table-row>
            </table:table>
            <text:p text:style-name="P7"/>
          </table:table-cell>
          <table:table-cell table:style-name="Tableau5.B5" office:value-type="string">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A"/>
              <table:table-column table:style-name="Tableau9.F"/>
              <table:table-row>
                <table:table-cell table:style-name="Tableau9.A1" office:value-type="string">
                  <text:p text:style-name="P32">x</text:p>
                </table:table-cell>
                <table:table-cell table:style-name="Tableau9.B1" office:value-type="string">
                  <text:p text:style-name="P33"><draw:frame draw:style-name="fr3" draw:name="Objet22" text:anchor-type="as-char" svg:width="0.824cm" svg:height="0.467cm" draw:z-index="19"><draw:object xlink:href="./Object 22" xlink:type="simple" xlink:show="embed" xlink:actuate="onLoad"/><draw:image xlink:href="./ObjectReplacements/Object 22" xlink:type="simple" xlink:show="embed" xlink:actuate="onLoad"/><svg:desc>formule</svg:desc></draw:frame></text:p>
                </table:table-cell>
                <table:table-cell table:style-name="Tableau9.C1" office:value-type="string">
                  <text:p text:style-name="Table_20_Heading"/>
                </table:table-cell>
                <table:table-cell table:style-name="Tableau9.D1" office:value-type="string">
                  <text:p text:style-name="P33"><draw:frame draw:style-name="fr3" draw:name="Objet23" text:anchor-type="as-char" svg:width="0.831cm" svg:height="0.998cm" draw:z-index="20"><draw:object xlink:href="./Object 23" xlink:type="simple" xlink:show="embed" xlink:actuate="onLoad"/><draw:image xlink:href="./ObjectReplacements/Object 23" xlink:type="simple" xlink:show="embed" xlink:actuate="onLoad"/><svg:desc>formule</svg:desc></draw:frame></text:p>
                </table:table-cell>
                <table:table-cell table:style-name="Tableau9.E1" office:value-type="string">
                  <text:p text:style-name="Table_20_Heading"/>
                </table:table-cell>
                <table:table-cell table:style-name="Tableau9.F1" office:value-type="string">
                  <text:p text:style-name="P33"><draw:frame draw:style-name="fr3" draw:name="Objet24" text:anchor-type="as-char" svg:width="0.85cm" svg:height="0.467cm" draw:z-index="21"><draw:object xlink:href="./Object 24" xlink:type="simple" xlink:show="embed" xlink:actuate="onLoad"/><draw:image xlink:href="./ObjectReplacements/Object 24" xlink:type="simple" xlink:show="embed" xlink:actuate="onLoad"/><svg:desc>formule</svg:desc></draw:frame></text:p>
                </table:table-cell>
              </table:table-row>
              <table:table-row table:style-name="Tableau9.2">
                <table:table-cell table:style-name="Tableau9.A2" office:value-type="string">
                  <text:p text:style-name="P23">f(x)=ax+b</text:p>
                </table:table-cell>
                <table:table-cell table:style-name="Tableau9.B2" office:value-type="string">
                  <text:p text:style-name="P28"><draw:frame draw:style-name="fr4" draw:name="Objet25" text:anchor-type="as-char" svg:y="-1.446cm" svg:width="0.85cm" svg:height="0.467cm" draw:z-index="27"><draw:object xlink:href="./Object 25" xlink:type="simple" xlink:show="embed" xlink:actuate="onLoad"/><draw:image xlink:href="./ObjectReplacements/Object 25" xlink:type="simple" xlink:show="embed" xlink:actuate="onLoad"/></draw:frame></text:p>
                </table:table-cell>
                <table:table-cell table:style-name="Tableau9.C2" table:number-columns-spanned="3" office:value-type="string">
                  <text:p text:style-name="P28"/>
                </table:table-cell>
                <table:covered-table-cell/>
                <table:covered-table-cell/>
                <table:table-cell table:style-name="Tableau9.F2" office:value-type="string">
                  <text:p text:style-name="P28"/>
                  <text:p text:style-name="P28"/>
                  <text:p text:style-name="P28"><draw:frame draw:style-name="fr3" draw:name="Objet15" text:anchor-type="as-char" svg:width="0.855cm" svg:height="0.217cm" draw:z-index="34"><draw:object xlink:href="./Object 15" xlink:type="simple" xlink:show="embed" xlink:actuate="onLoad"/><draw:image xlink:href="./ObjectReplacements/Object 15" xlink:type="simple" xlink:show="embed" xlink:actuate="onLoad"/><svg:desc>formule</svg:desc></draw:frame></text:p>
                </table:table-cell>
              </table:table-row>
            </table:table>
            <text:h text:style-name="P84" text:outline-level="1"/>
          </table:table-cell>
        </table:table-row>
      </table:table>
      <text:p text:style-name="P5"/>
      <text:p text:style-name="P5"/>
      <text:p text:style-name="P11"/>
      <text:p text:style-name="P3"/>
      <text:p text:style-name="P35">Programme :</text:p>
      <text:p text:style-name="P3"/>
      <text:p text:style-name="P3"/>
      <table:table table:name="Tableau12" table:style-name="Tableau12">
        <table:table-column table:style-name="Tableau12.A" table:number-columns-repeated="3"/>
        <table:table-row table:style-name="Tableau12.1">
          <table:table-cell table:style-name="Tableau12.A1" office:value-type="string">
            <text:p text:style-name="P18">CONTENUS</text:p>
          </table:table-cell>
          <table:table-cell table:style-name="Tableau12.A1" office:value-type="string">
            <text:p text:style-name="P18">CAPACITÉS ATTENDUES</text:p>
          </table:table-cell>
          <table:table-cell table:style-name="Tableau12.C1" office:value-type="string">
            <text:p text:style-name="P18">COMMENTAIRES</text:p>
          </table:table-cell>
        </table:table-row>
        <table:table-row table:style-name="Tableau12.1">
          <table:table-cell table:style-name="Tableau12.A1" office:value-type="string">
            <text:p text:style-name="P36"/>
            <text:p text:style-name="P36"/>
            <text:p text:style-name="P36"/>
            <text:p text:style-name="P36"/>
            <text:p text:style-name="P36">Étude qualitative de fonctions</text:p>
            <text:p text:style-name="P37">Fonction croissante, fonction décroissante ; maximum, minimum<text:line-break/>d’une fonction sur un intervalle.</text:p>
          </table:table-cell>
          <table:table-cell table:style-name="Tableau12.A1" office:value-type="string">
            <text:p text:style-name="P37">- Décrire, avec un vocabulaire adapté ou un tableau de variations, le comportement d’une fonction définie par une courbe.</text:p>
            <text:p text:style-name="P37">- Dessiner une représentation graphique compatible avec un tableau de variations.</text:p>
            <text:p text:style-name="P37"/>
            <text:p text:style-name="P37">Lorsque le sens de variation est donné, par une phrase ou un tableau de variations :</text:p>
            <text:p text:style-name="P37">- comparer les images de deux nombres d’un intervalle ;</text:p>
            <text:p text:style-name="P37">- déterminer tous les nombres dont l’image est supérieure (ou inférieure) à une image donnée.</text:p>
          </table:table-cell>
          <table:table-cell table:style-name="Tableau12.C1" office:value-type="string">
            <text:p text:style-name="P37">Les élèves doivent distinguer les courbes pour lesquelles l’information sur les variations est exhaustive, de celles obtenues sur un écran graphique.</text:p>
            <text:p text:style-name="P37">Les définitions formelles d’une fonction croissante, d’une fonction décroissante, sont progressivement dégagées. Leur maîtrise est un objectif de fin d’année.</text:p>
            <text:p text:style-name="P37">Même si les logiciels traceurs de courbes permettent d’obtenir rapidement la représentation graphique d’une fonction définie par une formule algébrique, il est intéressant, notamment pour les fonctions définies par morceaux, de faire écrire aux élèves un algorithme de tracé de courbe.</text:p>
          </table:table-cell>
        </table:table-row>
        <table:table-row table:style-name="Tableau12.1">
          <table:table-cell table:style-name="Tableau12.A3" office:value-type="string">
            <text:p text:style-name="P36"/>
            <text:p text:style-name="P36">Fonctions de référence</text:p>
            <text:p text:style-name="P37">Fonctions linéaires et fonctions affines</text:p>
          </table:table-cell>
          <table:table-cell table:style-name="Tableau12.A3" office:value-type="string">
            <text:p text:style-name="P37">- Donner le sens de variation d’une fonction affine.</text:p>
            <text:p text:style-name="P37">- Donner le tableau de signes de <text:span text:style-name="T8">ax + b</text:span> pour des valeurs numériques données de <text:span text:style-name="T8">a</text:span> et <text:span text:style-name="T8">b</text:span>.</text:p>
          </table:table-cell>
          <table:table-cell table:style-name="Tableau12.C3" office:value-type="string">
            <text:p text:style-name="P38"/>
            <text:p text:style-name="P37">On fait le lien entre le signe de <text:span text:style-name="T8">ax + b</text:span>, le sens de variation de la fonction et sa courbe représentative.</text:p>
            <text:p text:style-name="P37"/>
          </table:table-cell>
        </table:table-row>
        <table:table-row table:style-name="Tableau12.1">
          <table:table-cell table:style-name="Tableau12.A3" office:value-type="string">
            <text:p text:style-name="P36"/>
            <text:p text:style-name="P36"/>
            <text:p text:style-name="P36">Inéquations</text:p>
            <text:p text:style-name="P37">Résolution graphique et algébrique d’inéquations.</text:p>
          </table:table-cell>
          <table:table-cell table:style-name="Tableau12.A3" office:value-type="string">
            <text:p text:style-name="P38"/>
            <text:p text:style-name="P37">- Modéliser un problème par une inéquation.</text:p>
            <text:p text:style-name="P37">- Résoudre graphiquement des inéquations de la forme : <text:span text:style-name="T8">f(x) &lt; k  ;</text:span> <text:s/><text:span text:style-name="T8">f(x) &lt; g(x)</text:span>.</text:p>
          </table:table-cell>
          <table:table-cell table:style-name="Tableau12.C3" office:value-type="string">
            <text:p text:style-name="P37">Pour un même problème, il s’agit de :</text:p>
            <text:p text:style-name="P37">- combiner les apports de l’utilisation d’un graphique et d’une résolution algébrique,</text:p>
            <text:p text:style-name="P37">- mettre en relief les limites de l’information donnée par une représentation graphique.</text:p>
            <text:p text:style-name="P37">Les fonctions utilisables sont les fonctions polynômes de degré 2 ou homographiqu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Tahoma1" svg:font-family="Tahoma"/>
    <style:font-face style:name="OpenSymbol3"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class="extra">
      <style:paragraph-properties fo:orphans="2" fo:widows="2"/>
      <style:text-properties fo:color="#000000" style:font-name="Times New Roman" fo:font-family="'Times New Roman'" style:font-family-generic="roman" style:font-pitch="variable" fo:font-size="9pt" fo:letter-spacing="-0.004cm" fo:language="fr" fo:country="FR" style:font-name-asian="Arial" style:font-family-asian="Arial" style:font-family-generic-asian="swiss" style:font-pitch-asian="variable" style:font-size-asian="9pt" style:font-name-complex="Calibri" style:font-family-complex="Calibri" style:font-family-generic-complex="swiss" style:font-pitch-complex="variable" style:font-size-complex="9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14T16:13:47.20</meta:creation-date>
    <meta:editing-duration>PT7H10M33S</meta:editing-duration>
    <meta:editing-cycles>46</meta:editing-cycles>
    <meta:generator>LibreOffice/5.1.6.2$Linux_X86_64 LibreOffice_project/10m0$Build-2</meta:generator>
    <meta:initial-creator>Johann DOLIVET</meta:initial-creator>
    <dc:date>2018-04-10T20:24:41.179914899</dc:date>
    <meta:printed-by>Johann DOLIVET</meta:printed-by>
    <meta:print-date>2011-05-25T20:50:17.47</meta:print-date>
    <meta:document-statistic meta:table-count="19" meta:image-count="9" meta:object-count="27" meta:page-count="6" meta:paragraph-count="157" meta:word-count="1019" meta:character-count="5616" meta:non-whitespace-character-count="4747"/>
  </office:meta>
</office:document-meta>
</file>

<file path=Object 1/content.xml><?xml version="1.0" encoding="utf-8"?>
<math xmlns="http://www.w3.org/1998/Math/MathML" display="block">
  <semantics>
    <mrow>
      <mi>f</mi>
      <mrow>
        <mrow>
          <mo fence="true" stretchy="false">(</mo>
          <mrow>
            <mi>x</mi>
          </mrow>
          <mo fence="true" stretchy="false">)</mo>
        </mrow>
        <mo stretchy="false">⩽</mo>
        <mi>M</mi>
      </mrow>
    </mrow>
    <annotation encoding="StarMath 5.0">f(x) leslant M</annotation>
  </semantics>
</math>
</file>

<file path=Object 10/content.xml><?xml version="1.0" encoding="utf-8"?>
<math xmlns="http://www.w3.org/1998/Math/MathML">
  <semantics>
    <msub>
      <mi>C</mi>
      <mi>f</mi>
    </msub>
    <annotation encoding="StarMath 5.0">C_f</annotation>
  </semantics>
</math>
</file>

<file path=Object 11/content.xml><?xml version="1.0" encoding="utf-8"?>
<math xmlns="http://www.w3.org/1998/Math/MathML">
  <semantics>
    <mrow>
      <mi mathvariant="normal">]</mi>
      <msub>
        <mi>x</mi>
        <mn>1</mn>
      </msub>
      <mstyle mathvariant="normal">
        <mrow>
          <mi mathvariant="normal">;</mi>
        </mrow>
      </mstyle>
      <msub>
        <mi>x</mi>
        <mn>2</mn>
      </msub>
      <mi mathvariant="normal">[</mi>
    </mrow>
    <annotation encoding="StarMath 5.0">\]x_{1}  nitalic;  x_{2}\[</annotation>
  </semantics>
</math>
</file>

<file path=Object 12/content.xml><?xml version="1.0" encoding="utf-8"?>
<math xmlns="http://www.w3.org/1998/Math/MathML">
  <semantics>
    <mrow>
      <mi>a</mi>
      <mi mathvariant="normal">≠</mi>
      <mn>0</mn>
    </mrow>
    <annotation encoding="StarMath 5.0">  a&lt;&gt; {0}</annotation>
  </semantics>
</math>
</file>

<file path=Object 13/content.xml><?xml version="1.0" encoding="utf-8"?>
<math xmlns="http://www.w3.org/1998/Math/MathML">
  <semantics>
    <mrow>
      <mfrac>
        <mrow>
          <mi>f</mi>
          <mrow>
            <mo stretchy="false">(</mo>
            <mi>u</mi>
            <mo stretchy="false">)</mo>
          </mrow>
          <mi>–</mi>
          <mi>f</mi>
          <mrow>
            <mo stretchy="false">(</mo>
            <mi>v</mi>
            <mo stretchy="false">)</mo>
          </mrow>
        </mrow>
        <mrow>
          <mi>u</mi>
          <mi>–</mi>
          <mi>v</mi>
        </mrow>
      </mfrac>
      <mi mathvariant="normal">=</mi>
      <mi>a</mi>
    </mrow>
    <annotation encoding="StarMath 5.0">{f(u)–f(v)} over {u–v}=a</annotation>
  </semantics>
</math>
</file>

<file path=Object 14/content.xml><?xml version="1.0" encoding="utf-8"?>
<math xmlns="http://www.w3.org/1998/Math/MathML">
  <semantics>
    <mrow>
      <mi mathvariant="normal">]</mi>
      <msub>
        <mi>x</mi>
        <mn>1</mn>
      </msub>
      <mstyle mathvariant="normal">
        <mrow>
          <mi mathvariant="normal">;</mi>
        </mrow>
      </mstyle>
      <msub>
        <mi>x</mi>
        <mn>2</mn>
      </msub>
      <mi mathvariant="normal">[</mi>
    </mrow>
    <annotation encoding="StarMath 5.0">\]x_{1}  nitalic;  x_{2}\[</annotation>
  </semantics>
</math>
</file>

<file path=Object 15/content.xml><?xml version="1.0" encoding="utf-8"?>
<math xmlns="http://www.w3.org/1998/Math/MathML" display="block">
  <semantics>
    <mrow>
      <mo stretchy="false">−</mo>
      <mi mathvariant="normal">∞</mi>
    </mrow>
    <annotation encoding="StarMath 5.0">-infinity </annotation>
  </semantics>
</math>
</file>

<file path=Object 16/content.xml><?xml version="1.0" encoding="utf-8"?>
<math xmlns="http://www.w3.org/1998/Math/MathML" display="block">
  <semantics>
    <msub>
      <mi>C</mi>
      <mi>f</mi>
    </msub>
    <annotation encoding="StarMath 5.0">C_f</annotation>
  </semantics>
</math>
</file>

<file path=Object 17/content.xml><?xml version="1.0" encoding="utf-8"?>
<math xmlns="http://www.w3.org/1998/Math/MathML">
  <semantics>
    <mrow>
      <mi>–</mi>
      <mi mathvariant="normal">∞</mi>
    </mrow>
    <annotation encoding="StarMath 5.0">–infinity </annotation>
  </semantics>
</math>
</file>

<file path=Object 18/content.xml><?xml version="1.0" encoding="utf-8"?>
<math xmlns="http://www.w3.org/1998/Math/MathML">
  <semantics>
    <mrow>
      <mi>–</mi>
      <mfrac>
        <mi>b</mi>
        <mi>a</mi>
      </mfrac>
    </mrow>
    <annotation encoding="StarMath 5.0">–b over a</annotation>
  </semantics>
</math>
</file>

<file path=Object 19/content.xml><?xml version="1.0" encoding="utf-8"?>
<math xmlns="http://www.w3.org/1998/Math/MathML">
  <semantics>
    <mrow>
      <mo stretchy="false">+</mo>
      <mi mathvariant="normal">∞</mi>
    </mrow>
    <annotation encoding="StarMath 5.0">+infinity </annotation>
  </semantics>
</math>
</file>

<file path=Object 2/content.xml><?xml version="1.0" encoding="utf-8"?>
<math xmlns="http://www.w3.org/1998/Math/MathML" display="block">
  <semantics>
    <mrow>
      <mi>f</mi>
      <mrow>
        <mrow>
          <mo fence="true" stretchy="false">(</mo>
          <mrow>
            <mi>x</mi>
          </mrow>
          <mo fence="true" stretchy="false">)</mo>
        </mrow>
        <mo stretchy="false">⩾</mo>
        <mi>m</mi>
      </mrow>
    </mrow>
    <annotation encoding="StarMath 5.0">f(x)  geslant m</annotation>
  </semantics>
</math>
</file>

<file path=Object 20/content.xml><?xml version="1.0" encoding="utf-8"?>
<math xmlns="http://www.w3.org/1998/Math/MathML">
  <semantics>
    <msub>
      <mi>C</mi>
      <mi>g</mi>
    </msub>
    <annotation encoding="StarMath 5.0">C_g</annotation>
  </semantics>
</math>
</file>

<file path=Object 22/content.xml><?xml version="1.0" encoding="utf-8"?>
<math xmlns="http://www.w3.org/1998/Math/MathML">
  <semantics>
    <mrow>
      <mi>–</mi>
      <mi mathvariant="normal">∞</mi>
    </mrow>
    <annotation encoding="StarMath 5.0">–infinity </annotation>
  </semantics>
</math>
</file>

<file path=Object 23/content.xml><?xml version="1.0" encoding="utf-8"?>
<math xmlns="http://www.w3.org/1998/Math/MathML">
  <semantics>
    <mrow>
      <mi>–</mi>
      <mfrac>
        <mi>b</mi>
        <mi>a</mi>
      </mfrac>
    </mrow>
    <annotation encoding="StarMath 5.0">–b over a</annotation>
  </semantics>
</math>
</file>

<file path=Object 24/content.xml><?xml version="1.0" encoding="utf-8"?>
<math xmlns="http://www.w3.org/1998/Math/MathML">
  <semantics>
    <mrow>
      <mo stretchy="false">+</mo>
      <mi mathvariant="normal">∞</mi>
    </mrow>
    <annotation encoding="StarMath 5.0">+infinity </annotation>
  </semantics>
</math>
</file>

<file path=Object 25/content.xml><?xml version="1.0" encoding="utf-8"?>
<math xmlns="http://www.w3.org/1998/Math/MathML">
  <semantics>
    <mrow>
      <mo stretchy="false">+</mo>
      <mi mathvariant="normal">∞</mi>
    </mrow>
    <annotation encoding="StarMath 5.0">+infinity </annotation>
  </semantics>
</math>
</file>

<file path=Object 27/content.xml><?xml version="1.0" encoding="utf-8"?>
<math xmlns="http://www.w3.org/1998/Math/MathML">
  <semantics>
    <mrow>
      <mi>–</mi>
      <mi mathvariant="normal">∞</mi>
    </mrow>
    <annotation encoding="StarMath 5.0">–infinity </annotation>
  </semantics>
</math>
</file>

<file path=Object 28/content.xml><?xml version="1.0" encoding="utf-8"?>
<math xmlns="http://www.w3.org/1998/Math/MathML">
  <semantics>
    <mrow>
      <mi>–</mi>
      <mfrac>
        <mi>b</mi>
        <mi>a</mi>
      </mfrac>
    </mrow>
    <annotation encoding="StarMath 5.0">–b over a</annotation>
  </semantics>
</math>
</file>

<file path=Object 29/content.xml><?xml version="1.0" encoding="utf-8"?>
<math xmlns="http://www.w3.org/1998/Math/MathML">
  <semantics>
    <mrow>
      <mo stretchy="false">+</mo>
      <mi mathvariant="normal">∞</mi>
    </mrow>
    <annotation encoding="StarMath 5.0">+infinity </annotation>
  </semantics>
</math>
</file>

<file path=Object 3/content.xml><?xml version="1.0" encoding="utf-8"?>
<math xmlns="http://www.w3.org/1998/Math/MathML">
  <semantics>
    <mrow>
      <mi>f</mi>
      <mrow>
        <mrow>
          <mo stretchy="false">(</mo>
          <mi>u</mi>
          <mo stretchy="false">)</mo>
        </mrow>
        <mo stretchy="false">≤</mo>
        <mi>f</mi>
      </mrow>
      <mrow>
        <mo stretchy="false">(</mo>
        <mi>v</mi>
        <mo stretchy="false">)</mo>
      </mrow>
    </mrow>
    <annotation encoding="StarMath 5.0">f(u) leslant f(v)</annotation>
  </semantics>
</math>
</file>

<file path=Object 30/content.xml><?xml version="1.0" encoding="utf-8"?>
<math xmlns="http://www.w3.org/1998/Math/MathML">
  <semantics>
    <mrow>
      <mi>–</mi>
      <mi mathvariant="normal">∞</mi>
    </mrow>
    <annotation encoding="StarMath 5.0">–infinity </annotation>
  </semantics>
</math>
</file>

<file path=Object 31/content.xml><?xml version="1.0" encoding="utf-8"?>
<math xmlns="http://www.w3.org/1998/Math/MathML" display="block">
  <semantics>
    <mrow>
      <mo stretchy="false">+</mo>
      <mi mathvariant="normal">∞</mi>
    </mrow>
    <annotation encoding="StarMath 5.0">+infinity </annotation>
  </semantics>
</math>
</file>

<file path=Object 4/content.xml><?xml version="1.0" encoding="utf-8"?>
<math xmlns="http://www.w3.org/1998/Math/MathML">
  <semantics>
    <mrow>
      <mi>f</mi>
      <mrow>
        <mrow>
          <mo stretchy="false">(</mo>
          <mi>u</mi>
          <mo stretchy="false">)</mo>
        </mrow>
        <mo stretchy="false">≥</mo>
        <mi>f</mi>
      </mrow>
      <mrow>
        <mo stretchy="false">(</mo>
        <mi>v</mi>
        <mo stretchy="false">)</mo>
      </mrow>
    </mrow>
    <annotation encoding="StarMath 5.0">f(u)  geslant   f(v)</annotation>
  </semantics>
</math>
</file>

<file path=Object 7/content.xml><?xml version="1.0" encoding="utf-8"?>
<math xmlns="http://www.w3.org/1998/Math/MathML">
  <semantics>
    <mrow>
      <mi>–</mi>
      <mi mathvariant="normal">∞</mi>
    </mrow>
    <annotation encoding="StarMath 5.0">–infinity </annotation>
  </semantics>
</math>
</file>

<file path=Object 8/content.xml><?xml version="1.0" encoding="utf-8"?>
<math xmlns="http://www.w3.org/1998/Math/MathML">
  <semantics>
    <mrow>
      <mi>–</mi>
      <mfrac>
        <mi>b</mi>
        <mi>a</mi>
      </mfrac>
    </mrow>
    <annotation encoding="StarMath 5.0">–b over a</annotation>
  </semantics>
</math>
</file>

<file path=Object 9/content.xml><?xml version="1.0" encoding="utf-8"?>
<math xmlns="http://www.w3.org/1998/Math/MathML">
  <semantics>
    <mrow>
      <mo stretchy="false">+</mo>
      <mi mathvariant="normal">∞</mi>
    </mrow>
    <annotation encoding="StarMath 5.0">+infinity </annotation>
  </semantics>
</math>
</file>